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60.61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co13" style:family="table-column">
      <style:table-column-properties fo:break-before="auto" style:column-width="337.2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Groups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>
            <text:p/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>
            <text:p/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>
            <text:p/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>
            <text:p/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2" table:number-rows-repeated="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Groups of 5 KO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default-cell-style-name="ce11"/>
        <table:table-column table:style-name="co7" table:visibility="collapse" table:default-cell-style-name="ce11"/>
        <table:table-column table:style-name="co8" table:visibility="collapse" table:default-cell-style-name="ce11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0" office:value-type="string" calcext:value-type="string">
            <text:p>Home</text:p>
          </table:table-cell>
          <table:table-cell table:style-name="ce10"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>
            <text:p/>
          </table:table-cell>
          <table:table-cell table:style-name="ce10" table:formula="of:=VLOOKUP(['2 Groups of 5 KO Format'.E2];TRANSLATED_TEAM_NAMES;['2 Groups of 5 KO Format'.$C2]+1)">
            <text:p/>
          </table:table-cell>
          <table:table-cell table:style-name="ce10"/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&quot;,&quot;competition&quot;:{&quot;name&quot;:&quot;U11&quot;, &quot;section&quot;:&quot;Groups&quot;, &quot;group&quot;:&quot;1&quot;},&quot;tag&quot;:&quot;1&quot;, &quot;homeTeam&quot;:&quot;&quot;, &quot;awayTeam&quot;:&quot;&quot;}" calcext:value-type="string">
            <text:p>{"__v":0,"index":1,"pitch":"","competition":{"name":"U11", "section":"Groups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>
            <text:p/>
          </table:table-cell>
          <table:table-cell table:style-name="ce10" table:formula="of:=VLOOKUP(['2 Groups of 5 KO Format'.E3];TRANSLATED_TEAM_NAMES;['2 Groups of 5 KO Format'.$C3]+1)">
            <text:p/>
          </table:table-cell>
          <table:table-cell table:style-name="ce10"/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&quot;,&quot;competition&quot;:{&quot;name&quot;:&quot;U11&quot;, &quot;section&quot;:&quot;Groups&quot;, &quot;group&quot;:&quot;1&quot;},&quot;tag&quot;:&quot;2&quot;, &quot;homeTeam&quot;:&quot;&quot;, &quot;awayTeam&quot;:&quot;&quot;}" calcext:value-type="string">
            <text:p>{"__v":0,"index":2,"pitch":"","competition":{"name":"U11", "section":"Groups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>
            <text:p/>
          </table:table-cell>
          <table:table-cell table:style-name="ce10" table:formula="of:=VLOOKUP(['2 Groups of 5 KO Format'.E4];TRANSLATED_TEAM_NAMES;['2 Groups of 5 KO Format'.$C4]+1)">
            <text:p/>
          </table:table-cell>
          <table:table-cell table:style-name="ce10"/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&quot;,&quot;competition&quot;:{&quot;name&quot;:&quot;U11&quot;, &quot;section&quot;:&quot;Groups&quot;, &quot;group&quot;:&quot;1&quot;},&quot;tag&quot;:&quot;3&quot;, &quot;homeTeam&quot;:&quot;&quot;, &quot;awayTeam&quot;:&quot;&quot;}" calcext:value-type="string">
            <text:p>{"__v":0,"index":3,"pitch":"","competition":{"name":"U11", "section":"Groups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>
            <text:p/>
          </table:table-cell>
          <table:table-cell table:style-name="ce10" table:formula="of:=VLOOKUP(['2 Groups of 5 KO Format'.E5];TRANSLATED_TEAM_NAMES;['2 Groups of 5 KO Format'.$C5]+1)">
            <text:p/>
          </table:table-cell>
          <table:table-cell table:style-name="ce10"/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&quot;,&quot;competition&quot;:{&quot;name&quot;:&quot;U11&quot;, &quot;section&quot;:&quot;Groups&quot;, &quot;group&quot;:&quot;1&quot;},&quot;tag&quot;:&quot;4&quot;, &quot;homeTeam&quot;:&quot;&quot;, &quot;awayTeam&quot;:&quot;&quot;}" calcext:value-type="string">
            <text:p>{"__v":0,"index":4,"pitch":"","competition":{"name":"U11", "section":"Groups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>
            <text:p/>
          </table:table-cell>
          <table:table-cell table:style-name="ce10" table:formula="of:=VLOOKUP(['2 Groups of 5 KO Format'.E6];TRANSLATED_TEAM_NAMES;['2 Groups of 5 KO Format'.$C6]+1)">
            <text:p/>
          </table:table-cell>
          <table:table-cell table:style-name="ce10"/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&quot;,&quot;competition&quot;:{&quot;name&quot;:&quot;U11&quot;, &quot;section&quot;:&quot;Groups&quot;, &quot;group&quot;:&quot;1&quot;},&quot;tag&quot;:&quot;5&quot;, &quot;homeTeam&quot;:&quot;&quot;, &quot;awayTeam&quot;:&quot;&quot;}" calcext:value-type="string">
            <text:p>{"__v":0,"index":5,"pitch":"","competition":{"name":"U11", "section":"Groups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>
            <text:p/>
          </table:table-cell>
          <table:table-cell table:style-name="ce10" table:formula="of:=VLOOKUP(['2 Groups of 5 KO Format'.E7];TRANSLATED_TEAM_NAMES;['2 Groups of 5 KO Format'.$C7]+1)">
            <text:p/>
          </table:table-cell>
          <table:table-cell table:style-name="ce10"/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&quot;,&quot;competition&quot;:{&quot;name&quot;:&quot;U11&quot;, &quot;section&quot;:&quot;Groups&quot;, &quot;group&quot;:&quot;1&quot;},&quot;tag&quot;:&quot;6&quot;, &quot;homeTeam&quot;:&quot;&quot;, &quot;awayTeam&quot;:&quot;&quot;}" calcext:value-type="string">
            <text:p>{"__v":0,"index":6,"pitch":"","competition":{"name":"U11", "section":"Groups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>
            <text:p/>
          </table:table-cell>
          <table:table-cell table:style-name="ce10" table:formula="of:=VLOOKUP(['2 Groups of 5 KO Format'.E8];TRANSLATED_TEAM_NAMES;['2 Groups of 5 KO Format'.$C8]+1)">
            <text:p/>
          </table:table-cell>
          <table:table-cell table:style-name="ce10"/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&quot;,&quot;competition&quot;:{&quot;name&quot;:&quot;U11&quot;, &quot;section&quot;:&quot;Groups&quot;, &quot;group&quot;:&quot;1&quot;},&quot;tag&quot;:&quot;7&quot;, &quot;homeTeam&quot;:&quot;&quot;, &quot;awayTeam&quot;:&quot;&quot;}" calcext:value-type="string">
            <text:p>{"__v":0,"index":7,"pitch":"","competition":{"name":"U11", "section":"Groups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>
            <text:p/>
          </table:table-cell>
          <table:table-cell table:style-name="ce10" table:formula="of:=VLOOKUP(['2 Groups of 5 KO Format'.E9];TRANSLATED_TEAM_NAMES;['2 Groups of 5 KO Format'.$C9]+1)">
            <text:p/>
          </table:table-cell>
          <table:table-cell table:style-name="ce10"/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&quot;,&quot;competition&quot;:{&quot;name&quot;:&quot;U11&quot;, &quot;section&quot;:&quot;Groups&quot;, &quot;group&quot;:&quot;1&quot;},&quot;tag&quot;:&quot;8&quot;, &quot;homeTeam&quot;:&quot;&quot;, &quot;awayTeam&quot;:&quot;&quot;}" calcext:value-type="string">
            <text:p>{"__v":0,"index":8,"pitch":"","competition":{"name":"U11", "section":"Groups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>
            <text:p/>
          </table:table-cell>
          <table:table-cell table:style-name="ce10" table:formula="of:=VLOOKUP(['2 Groups of 5 KO Format'.E10];TRANSLATED_TEAM_NAMES;['2 Groups of 5 KO Format'.$C10]+1)">
            <text:p/>
          </table:table-cell>
          <table:table-cell table:style-name="ce10"/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&quot;,&quot;competition&quot;:{&quot;name&quot;:&quot;U11&quot;, &quot;section&quot;:&quot;Groups&quot;, &quot;group&quot;:&quot;1&quot;},&quot;tag&quot;:&quot;9&quot;, &quot;homeTeam&quot;:&quot;&quot;, &quot;awayTeam&quot;:&quot;&quot;}" calcext:value-type="string">
            <text:p>{"__v":0,"index":9,"pitch":"","competition":{"name":"U11", "section":"Groups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>
            <text:p/>
          </table:table-cell>
          <table:table-cell table:style-name="ce10" table:formula="of:=VLOOKUP(['2 Groups of 5 KO Format'.E11];TRANSLATED_TEAM_NAMES;['2 Groups of 5 KO Format'.$C11]+1)">
            <text:p/>
          </table:table-cell>
          <table:table-cell table:style-name="ce10"/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&quot;,&quot;competition&quot;:{&quot;name&quot;:&quot;U11&quot;, &quot;section&quot;:&quot;Groups&quot;, &quot;group&quot;:&quot;1&quot;},&quot;tag&quot;:&quot;10&quot;, &quot;homeTeam&quot;:&quot;&quot;, &quot;awayTeam&quot;:&quot;&quot;}" calcext:value-type="string">
            <text:p>{"__v":0,"index":10,"pitch":"","competition":{"name":"U11", "section":"Groups", "group":"1"},"tag":"10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>
            <text:p/>
          </table:table-cell>
          <table:table-cell table:style-name="ce10" table:formula="of:=VLOOKUP(['2 Groups of 5 KO Format'.E12];TRANSLATED_TEAM_NAMES;['2 Groups of 5 KO Format'.$C12]+1)">
            <text:p/>
          </table:table-cell>
          <table:table-cell table:style-name="ce10"/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&quot;,&quot;competition&quot;:{&quot;name&quot;:&quot;U11&quot;, &quot;section&quot;:&quot;Groups&quot;, &quot;group&quot;:&quot;2&quot;},&quot;tag&quot;:&quot;1&quot;, &quot;homeTeam&quot;:&quot;&quot;, &quot;awayTeam&quot;:&quot;&quot;}" calcext:value-type="string">
            <text:p>{"__v":0,"index":11,"pitch":"","competition":{"name":"U11", "section":"Groups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>
            <text:p/>
          </table:table-cell>
          <table:table-cell table:style-name="ce10" table:formula="of:=VLOOKUP(['2 Groups of 5 KO Format'.E13];TRANSLATED_TEAM_NAMES;['2 Groups of 5 KO Format'.$C13]+1)">
            <text:p/>
          </table:table-cell>
          <table:table-cell table:style-name="ce10"/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&quot;,&quot;competition&quot;:{&quot;name&quot;:&quot;U11&quot;, &quot;section&quot;:&quot;Groups&quot;, &quot;group&quot;:&quot;2&quot;},&quot;tag&quot;:&quot;2&quot;, &quot;homeTeam&quot;:&quot;&quot;, &quot;awayTeam&quot;:&quot;&quot;}" calcext:value-type="string">
            <text:p>{"__v":0,"index":12,"pitch":"","competition":{"name":"U11", "section":"Group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>
            <text:p/>
          </table:table-cell>
          <table:table-cell table:style-name="ce10"/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&quot;,&quot;competition&quot;:{&quot;name&quot;:&quot;U11&quot;, &quot;section&quot;:&quot;Groups&quot;, &quot;group&quot;:&quot;2&quot;},&quot;tag&quot;:&quot;3&quot;, &quot;homeTeam&quot;:&quot;&quot;, &quot;awayTeam&quot;:&quot;&quot;}" calcext:value-type="string">
            <text:p>{"__v":0,"index":13,"pitch":"","competition":{"name":"U11", "section":"Groups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>
            <text:p/>
          </table:table-cell>
          <table:table-cell table:style-name="ce10" table:formula="of:=VLOOKUP(['2 Groups of 5 KO Format'.E15];TRANSLATED_TEAM_NAMES;['2 Groups of 5 KO Format'.$C15]+1)">
            <text:p/>
          </table:table-cell>
          <table:table-cell table:style-name="ce10"/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&quot;,&quot;competition&quot;:{&quot;name&quot;:&quot;U11&quot;, &quot;section&quot;:&quot;Groups&quot;, &quot;group&quot;:&quot;2&quot;},&quot;tag&quot;:&quot;4&quot;, &quot;homeTeam&quot;:&quot;&quot;, &quot;awayTeam&quot;:&quot;&quot;}" calcext:value-type="string">
            <text:p>{"__v":0,"index":14,"pitch":"","competition":{"name":"U11", "section":"Group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>
            <text:p/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10"/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&quot;,&quot;competition&quot;:{&quot;name&quot;:&quot;U11&quot;, &quot;section&quot;:&quot;Groups&quot;, &quot;group&quot;:&quot;2&quot;},&quot;tag&quot;:&quot;5&quot;, &quot;homeTeam&quot;:&quot;&quot;, &quot;awayTeam&quot;:&quot;&quot;}" calcext:value-type="string">
            <text:p>{"__v":0,"index":15,"pitch":"","competition":{"name":"U11", "section":"Groups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>
            <text:p/>
          </table:table-cell>
          <table:table-cell table:style-name="ce10" table:formula="of:=VLOOKUP(['2 Groups of 5 KO Format'.E17];TRANSLATED_TEAM_NAMES;['2 Groups of 5 KO Format'.$C17]+1)">
            <text:p/>
          </table:table-cell>
          <table:table-cell table:style-name="ce10"/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&quot;,&quot;competition&quot;:{&quot;name&quot;:&quot;U11&quot;, &quot;section&quot;:&quot;Groups&quot;, &quot;group&quot;:&quot;2&quot;},&quot;tag&quot;:&quot;6&quot;, &quot;homeTeam&quot;:&quot;&quot;, &quot;awayTeam&quot;:&quot;&quot;}" calcext:value-type="string">
            <text:p>{"__v":0,"index":16,"pitch":"","competition":{"name":"U11", "section":"Group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>
            <text:p/>
          </table:table-cell>
          <table:table-cell table:style-name="ce10" table:formula="of:=VLOOKUP(['2 Groups of 5 KO Format'.E18];TRANSLATED_TEAM_NAMES;['2 Groups of 5 KO Format'.$C18]+1)">
            <text:p/>
          </table:table-cell>
          <table:table-cell table:style-name="ce10"/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&quot;,&quot;competition&quot;:{&quot;name&quot;:&quot;U11&quot;, &quot;section&quot;:&quot;Groups&quot;, &quot;group&quot;:&quot;2&quot;},&quot;tag&quot;:&quot;7&quot;, &quot;homeTeam&quot;:&quot;&quot;, &quot;awayTeam&quot;:&quot;&quot;}" calcext:value-type="string">
            <text:p>{"__v":0,"index":17,"pitch":"","competition":{"name":"U11", "section":"Groups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>
            <text:p/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10"/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&quot;,&quot;competition&quot;:{&quot;name&quot;:&quot;U11&quot;, &quot;section&quot;:&quot;Groups&quot;, &quot;group&quot;:&quot;2&quot;},&quot;tag&quot;:&quot;8&quot;, &quot;homeTeam&quot;:&quot;&quot;, &quot;awayTeam&quot;:&quot;&quot;}" calcext:value-type="string">
            <text:p>{"__v":0,"index":18,"pitch":"","competition":{"name":"U11", "section":"Group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>
            <text:p/>
          </table:table-cell>
          <table:table-cell table:style-name="ce10" table:formula="of:=VLOOKUP(['2 Groups of 5 KO Format'.E20];TRANSLATED_TEAM_NAMES;['2 Groups of 5 KO Format'.$C20]+1)">
            <text:p/>
          </table:table-cell>
          <table:table-cell table:style-name="ce10"/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&quot;,&quot;competition&quot;:{&quot;name&quot;:&quot;U11&quot;, &quot;section&quot;:&quot;Groups&quot;, &quot;group&quot;:&quot;2&quot;},&quot;tag&quot;:&quot;9&quot;, &quot;homeTeam&quot;:&quot;&quot;, &quot;awayTeam&quot;:&quot;&quot;}" calcext:value-type="string">
            <text:p>{"__v":0,"index":19,"pitch":"","competition":{"name":"U11", "section":"Groups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>
            <text:p/>
          </table:table-cell>
          <table:table-cell table:style-name="ce10"/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&quot;,&quot;competition&quot;:{&quot;name&quot;:&quot;U11&quot;, &quot;section&quot;:&quot;Groups&quot;, &quot;group&quot;:&quot;2&quot;},&quot;tag&quot;:&quot;10&quot;, &quot;homeTeam&quot;:&quot;&quot;, &quot;awayTeam&quot;:&quot;&quot;}" calcext:value-type="string">
            <text:p>{"__v":0,"index":20,"pitch":"","competition":{"name":"U11", "section":"Groups", "group":"2"},"tag":"10", "homeTeam":"", "awayTeam":""}</text:p>
          </table:table-cell>
        </table:table-row>
        <table:table-row table:style-name="ro3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Default" office:value-type="string" calcext:value-type="string">
            <text:p>5<text:span text:style-name="T1">th</text:span> Group 2</text:p>
          </table:table-cell>
          <table:table-cell table:style-name="Default"/>
          <table:table-cell table:style-name="ce10" table:formula="of:=AGE_GROUP&amp;&quot;_&quot;&amp;SECTION&amp;&quot;_G1_P4&quot;" office:value-type="string" office:string-value="U11_Groups_G1_P4" calcext:value-type="string">
            <text:p>U11_Groups_G1_P4</text:p>
          </table:table-cell>
          <table:table-cell table:style-name="ce10" table:formula="of:=AGE_GROUP&amp;&quot;_&quot;&amp;SECTION&amp;&quot;_G2_P5&quot;" office:value-type="string" office:string-value="U11_Groups_G2_P5" calcext:value-type="string">
            <text:p>U11_Groups_G2_P5</text:p>
          </table:table-cell>
          <table:table-cell table:style-name="ce10"/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index&quot;:21,&quot;pitch&quot;:&quot;&quot;,&quot;competition&quot;:{&quot;name&quot;:&quot;U11&quot;, &quot;section&quot;:&quot;Groups&quot;},&quot;tag&quot;:&quot;PO1&quot;, &quot;homeTeam&quot;:&quot;4th Group 1&quot;, &quot;awayTeam&quot;:&quot;5th Group 2&quot;, &quot;homeTeamFrom&quot;:&quot;U11_Groups_G1_P4&quot;, &quot;awayTeamFrom&quot;:&quot;U11_Groups_G2_P5&quot;}" calcext:value-type="string">
            <text:p>{"__v":0,"index":21,"pitch":"","competition":{"name":"U11", "section":"Groups"},"tag":"PO1", "homeTeam":"4th Group 1", "awayTeam":"5th Group 2", "homeTeamFrom":"U11_Groups_G1_P4", "awayTeamFrom":"U11_Groups_G2_P5"}</text:p>
          </table:table-cell>
        </table:table-row>
        <table:table-row table:style-name="ro3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0" office:value-type="string" calcext:value-type="string">
            <text:p>5<text:span text:style-name="T1">th</text:span> Group 1</text:p>
          </table:table-cell>
          <table:table-cell table:style-name="ce10"/>
          <table:table-cell table:style-name="ce10" table:formula="of:=AGE_GROUP&amp;&quot;_&quot;&amp;SECTION&amp;&quot;_G2_P4&quot;" office:value-type="string" office:string-value="U11_Groups_G2_P4" calcext:value-type="string">
            <text:p>U11_Groups_G2_P4</text:p>
          </table:table-cell>
          <table:table-cell table:style-name="ce10" table:formula="of:=AGE_GROUP&amp;&quot;_&quot;&amp;SECTION&amp;&quot;_G1_P5&quot;" office:value-type="string" office:string-value="U11_Groups_G1_P5" calcext:value-type="string">
            <text:p>U11_Groups_G1_P5</text:p>
          </table:table-cell>
          <table:table-cell table:style-name="ce10"/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index&quot;:22,&quot;pitch&quot;:&quot;&quot;,&quot;competition&quot;:{&quot;name&quot;:&quot;U11&quot;, &quot;section&quot;:&quot;Groups&quot;},&quot;tag&quot;:&quot;PO2&quot;, &quot;homeTeam&quot;:&quot;4th Group 2&quot;, &quot;awayTeam&quot;:&quot;5th Group 1&quot;, &quot;homeTeamFrom&quot;:&quot;U11_Groups_G2_P4&quot;, &quot;awayTeamFrom&quot;:&quot;U11_Groups_G1_P5&quot;}" calcext:value-type="string">
            <text:p>{"__v":0,"index":22,"pitch":"","competition":{"name":"U11", "section":"Groups"},"tag":"PO2", "homeTeam":"4th Group 2", "awayTeam":"5th Group 1", "homeTeamFrom":"U11_Groups_G2_P4", "awayTeamFrom":"U11_Groups_G1_P5"}</text:p>
          </table:table-cell>
        </table:table-row>
        <table:table-row table:style-name="ro3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0" office:value-type="string" calcext:value-type="string">
            <text:p>3<text:span text:style-name="T1">rd</text:span> Group 2</text:p>
          </table:table-cell>
          <table:table-cell table:style-name="ce10"/>
          <table:table-cell table:style-name="ce10" table:formula="of:=AGE_GROUP&amp;&quot;_&quot;&amp;SECTION&amp;&quot;_G1_P2&quot;" office:value-type="string" office:string-value="U11_Groups_G1_P2" calcext:value-type="string">
            <text:p>U11_Groups_G1_P2</text:p>
          </table:table-cell>
          <table:table-cell table:style-name="ce10" table:formula="of:=AGE_GROUP&amp;&quot;_&quot;&amp;SECTION&amp;&quot;_G2_P3&quot;" office:value-type="string" office:string-value="U11_Groups_G2_P3" calcext:value-type="string">
            <text:p>U11_Groups_G2_P3</text:p>
          </table:table-cell>
          <table:table-cell table:style-name="ce10"/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index&quot;:23,&quot;pitch&quot;:&quot;&quot;,&quot;competition&quot;:{&quot;name&quot;:&quot;U11&quot;, &quot;section&quot;:&quot;Groups&quot;},&quot;tag&quot;:&quot;QF1&quot;, &quot;homeTeam&quot;:&quot;2nd Group 1&quot;, &quot;awayTeam&quot;:&quot;3rd Group 2&quot;, &quot;homeTeamFrom&quot;:&quot;U11_Groups_G1_P2&quot;, &quot;awayTeamFrom&quot;:&quot;U11_Groups_G2_P3&quot;}" calcext:value-type="string">
            <text:p>{"__v":0,"index":23,"pitch":"","competition":{"name":"U11", "section":"Groups"},"tag":"QF1", "homeTeam":"2nd Group 1", "awayTeam":"3rd Group 2", "homeTeamFrom":"U11_Groups_G1_P2", "awayTeamFrom":"U11_Groups_G2_P3"}</text:p>
          </table:table-cell>
        </table:table-row>
        <table:table-row table:style-name="ro3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0" office:value-type="string" calcext:value-type="string">
            <text:p>3<text:span text:style-name="T1">rd</text:span> Group 1</text:p>
          </table:table-cell>
          <table:table-cell table:style-name="ce10"/>
          <table:table-cell table:style-name="ce10" table:formula="of:=AGE_GROUP&amp;&quot;_&quot;&amp;SECTION&amp;&quot;_G2_P2&quot;" office:value-type="string" office:string-value="U11_Groups_G2_P2" calcext:value-type="string">
            <text:p>U11_Groups_G2_P2</text:p>
          </table:table-cell>
          <table:table-cell table:style-name="ce10" table:formula="of:=AGE_GROUP&amp;&quot;_&quot;&amp;SECTION&amp;&quot;_G1_P3&quot;" office:value-type="string" office:string-value="U11_Groups_G1_P3" calcext:value-type="string">
            <text:p>U11_Groups_G1_P3</text:p>
          </table:table-cell>
          <table:table-cell table:style-name="ce10"/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index&quot;:24,&quot;pitch&quot;:&quot;&quot;,&quot;competition&quot;:{&quot;name&quot;:&quot;U11&quot;, &quot;section&quot;:&quot;Groups&quot;},&quot;tag&quot;:&quot;QF2&quot;, &quot;homeTeam&quot;:&quot;2nd Group 2&quot;, &quot;awayTeam&quot;:&quot;3rd Group 1&quot;, &quot;homeTeamFrom&quot;:&quot;U11_Groups_G2_P2&quot;, &quot;awayTeamFrom&quot;:&quot;U11_Groups_G1_P3&quot;}" calcext:value-type="string">
            <text:p>{"__v":0,"index":24,"pitch":"","competition":{"name":"U11", "section":"Groups"},"tag":"QF2", "homeTeam":"2nd Group 2", "awayTeam":"3rd Group 1", "homeTeamFrom":"U11_Groups_G2_P2", "awayTeamFrom":"U11_Groups_G1_P3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table:style-name="ce10" office:value-type="string" calcext:value-type="string">
            <text:p>Winner PO1</text:p>
          </table:table-cell>
          <table:table-cell table:style-name="ce10"/>
          <table:table-cell table:style-name="ce10" table:formula="of:=AGE_GROUP&amp;&quot;_&quot;&amp;SECTION&amp;&quot;_G1_P1&quot;" office:value-type="string" office:string-value="U11_Groups_G1_P1" calcext:value-type="string">
            <text:p>U11_Groups_G1_P1</text:p>
          </table:table-cell>
          <table:table-cell table:style-name="ce10" table:formula="of:=AGE_GROUP&amp;&quot;_&quot;&amp;SECTION&amp;&quot;_PO1&quot;" office:value-type="string" office:string-value="U11_Groups_PO1" calcext:value-type="string">
            <text:p>U11_Groups_PO1</text:p>
          </table:table-cell>
          <table:table-cell table:style-name="ce10"/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index&quot;:25,&quot;pitch&quot;:&quot;&quot;,&quot;competition&quot;:{&quot;name&quot;:&quot;U11&quot;, &quot;section&quot;:&quot;Groups&quot;},&quot;tag&quot;:&quot;QF3&quot;, &quot;homeTeam&quot;:&quot;Winner Group 1&quot;, &quot;awayTeam&quot;:&quot;Winner PO1&quot;, &quot;homeTeamFrom&quot;:&quot;U11_Groups_G1_P1&quot;, &quot;awayTeamFrom&quot;:&quot;U11_Groups_PO1&quot;}" calcext:value-type="string">
            <text:p>{"__v":0,"index":25,"pitch":"","competition":{"name":"U11", "section":"Groups"},"tag":"QF3", "homeTeam":"Winner Group 1", "awayTeam":"Winner PO1", "homeTeamFrom":"U11_Groups_G1_P1", "awayTeamFrom":"U11_Groups_PO1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table:style-name="ce10" office:value-type="string" calcext:value-type="string">
            <text:p>Winner PO2</text:p>
          </table:table-cell>
          <table:table-cell table:style-name="ce10"/>
          <table:table-cell table:style-name="ce10" table:formula="of:=AGE_GROUP&amp;&quot;_&quot;&amp;SECTION&amp;&quot;_G2_P1&quot;" office:value-type="string" office:string-value="U11_Groups_G2_P1" calcext:value-type="string">
            <text:p>U11_Groups_G2_P1</text:p>
          </table:table-cell>
          <table:table-cell table:style-name="ce10" table:formula="of:=AGE_GROUP&amp;&quot;_&quot;&amp;SECTION&amp;&quot;_PO2&quot;" office:value-type="string" office:string-value="U11_Groups_PO2" calcext:value-type="string">
            <text:p>U11_Groups_PO2</text:p>
          </table:table-cell>
          <table:table-cell table:style-name="ce10"/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index&quot;:26,&quot;pitch&quot;:&quot;&quot;,&quot;competition&quot;:{&quot;name&quot;:&quot;U11&quot;, &quot;section&quot;:&quot;Groups&quot;},&quot;tag&quot;:&quot;QF4&quot;, &quot;homeTeam&quot;:&quot;Winner Group 2&quot;, &quot;awayTeam&quot;:&quot;Winner PO2&quot;, &quot;homeTeamFrom&quot;:&quot;U11_Groups_G2_P1&quot;, &quot;awayTeamFrom&quot;:&quot;U11_Groups_PO2&quot;}" calcext:value-type="string">
            <text:p>{"__v":0,"index":26,"pitch":"","competition":{"name":"U11", "section":"Groups"},"tag":"QF4", "homeTeam":"Winner Group 2", "awayTeam":"Winner PO2", "homeTeamFrom":"U11_Groups_G2_P1", "awayTeamFrom":"U11_Groups_PO2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table:style-name="ce10" office:value-type="string" calcext:value-type="string">
            <text:p>Winner QF4</text:p>
          </table:table-cell>
          <table:table-cell table:style-name="ce10"/>
          <table:table-cell table:style-name="ce10" table:formula="of:=AGE_GROUP&amp;&quot;_&quot;&amp;SECTION&amp;&quot;_QF1&quot;" office:value-type="string" office:string-value="U11_Groups_QF1" calcext:value-type="string">
            <text:p>U11_Groups_QF1</text:p>
          </table:table-cell>
          <table:table-cell table:style-name="ce10" table:formula="of:=AGE_GROUP&amp;&quot;_&quot;&amp;SECTION&amp;&quot;_QF4&quot;" office:value-type="string" office:string-value="U11_Groups_QF4" calcext:value-type="string">
            <text:p>U11_Groups_QF4</text:p>
          </table:table-cell>
          <table:table-cell table:style-name="ce10"/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index&quot;:27,&quot;pitch&quot;:&quot;&quot;,&quot;competition&quot;:{&quot;name&quot;:&quot;U11&quot;, &quot;section&quot;:&quot;Groups&quot;},&quot;tag&quot;:&quot;SF1&quot;, &quot;homeTeam&quot;:&quot;Winner QF1&quot;, &quot;awayTeam&quot;:&quot;Winner QF4&quot;, &quot;homeTeamFrom&quot;:&quot;U11_Groups_QF1&quot;, &quot;awayTeamFrom&quot;:&quot;U11_Groups_QF4&quot;}" calcext:value-type="string">
            <text:p>{"__v":0,"index":27,"pitch":"","competition":{"name":"U11", "section":"Groups"},"tag":"SF1", "homeTeam":"Winner QF1", "awayTeam":"Winner QF4", "homeTeamFrom":"U11_Groups_QF1", "awayTeamFrom":"U11_Groups_QF4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table:style-name="ce10" office:value-type="string" calcext:value-type="string">
            <text:p>Winner QF3</text:p>
          </table:table-cell>
          <table:table-cell table:style-name="ce10"/>
          <table:table-cell table:style-name="ce10" table:formula="of:=AGE_GROUP&amp;&quot;_&quot;&amp;SECTION&amp;&quot;_QF2&quot;" office:value-type="string" office:string-value="U11_Groups_QF2" calcext:value-type="string">
            <text:p>U11_Groups_QF2</text:p>
          </table:table-cell>
          <table:table-cell table:style-name="ce10" table:formula="of:=AGE_GROUP&amp;&quot;_&quot;&amp;SECTION&amp;&quot;_QF3&quot;" office:value-type="string" office:string-value="U11_Groups_QF3" calcext:value-type="string">
            <text:p>U11_Groups_QF3</text:p>
          </table:table-cell>
          <table:table-cell table:style-name="ce10"/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index&quot;:28,&quot;pitch&quot;:&quot;&quot;,&quot;competition&quot;:{&quot;name&quot;:&quot;U11&quot;, &quot;section&quot;:&quot;Groups&quot;},&quot;tag&quot;:&quot;SF2&quot;, &quot;homeTeam&quot;:&quot;Winner QF2&quot;, &quot;awayTeam&quot;:&quot;Winner QF3&quot;, &quot;homeTeamFrom&quot;:&quot;U11_Groups_QF2&quot;, &quot;awayTeamFrom&quot;:&quot;U11_Groups_QF3&quot;}" calcext:value-type="string">
            <text:p>{"__v":0,"index":28,"pitch":"","competition":{"name":"U11", "section":"Groups"},"tag":"SF2", "homeTeam":"Winner QF2", "awayTeam":"Winner QF3", "homeTeamFrom":"U11_Groups_QF2", "awayTeamFrom":"U11_Groups_QF3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table:style-name="ce10" office:value-type="string" calcext:value-type="string">
            <text:p>Winner SF2</text:p>
          </table:table-cell>
          <table:table-cell table:style-name="ce10"/>
          <table:table-cell table:style-name="ce10" table:formula="of:=AGE_GROUP&amp;&quot;_&quot;&amp;SECTION&amp;&quot;_SF1&quot;" office:value-type="string" office:string-value="U11_Groups_SF1" calcext:value-type="string">
            <text:p>U11_Groups_SF1</text:p>
          </table:table-cell>
          <table:table-cell table:style-name="ce10" table:formula="of:=AGE_GROUP&amp;&quot;_&quot;&amp;SECTION&amp;&quot;_SF2&quot;" office:value-type="string" office:string-value="U11_Groups_SF2" calcext:value-type="string">
            <text:p>U11_Groups_SF2</text:p>
          </table:table-cell>
          <table:table-cell table:style-name="ce10"/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index&quot;:29,&quot;pitch&quot;:&quot;&quot;,&quot;competition&quot;:{&quot;name&quot;:&quot;U11&quot;, &quot;section&quot;:&quot;Groups&quot;},&quot;tag&quot;:&quot;FNL&quot;, &quot;homeTeam&quot;:&quot;Winner SF1&quot;, &quot;awayTeam&quot;:&quot;Winner SF2&quot;, &quot;homeTeamFrom&quot;:&quot;U11_Groups_SF1&quot;, &quot;awayTeamFrom&quot;:&quot;U11_Groups_SF2&quot;}" calcext:value-type="string">
            <text:p>{"__v":0,"index":29,"pitch":"","competition":{"name":"U11", "section":"Groups"},"tag":"FNL", "homeTeam":"Winner SF1", "awayTeam":"Winner SF2", "homeTeamFrom":"U11_Groups_SF1", "awayTeamFrom":"U11_Groups_SF2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9"/>
        <table:table-column table:style-name="co5" table:visibility="collapse" table:number-columns-repeated="2" table:default-cell-style-name="ce9"/>
        <table:table-column table:style-name="co5" table:visibility="collapse" table:default-cell-style-name="ce16"/>
        <table:table-column table:style-name="co7" table:visibility="collapse" table:default-cell-style-name="ce16"/>
        <table:table-column table:style-name="co11" table:visibility="collapse" table:number-columns-repeated="4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13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4" office:value-type="string" calcext:value-type="string">
            <text:p>Home</text:p>
          </table:table-cell>
          <table:table-cell table:style-name="ce14" office:value-type="string" calcext:value-type="string">
            <text:p>Away</text:p>
          </table:table-cell>
          <table:table-cell table:style-name="ce14" table:number-columns-repeated="5"/>
          <table:table-cell table:style-name="ce14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table:formula="of:=VLOOKUP([.D2];TRANSLATED_TEAM_NAMES;[.$C2]+1)">
            <text:p/>
          </table:table-cell>
          <table:table-cell table:style-name="ce14" table:formula="of:=VLOOKUP([.E2];TRANSLATED_TEAM_NAMES;[.$C2]+1)">
            <text:p/>
          </table:table-cell>
          <table:table-cell/>
          <table:table-cell table:formula="of:=&quot;{&quot;&quot;__v&quot;&quot;:0,&quot;&quot;index&quot;&quot;:&quot; &amp; [.B2] &amp; &quot;,&quot;&quot;pitch&quot;&quot;:&quot;&quot;&quot; &amp; [.K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I2] &amp; &quot;&quot;&quot;, &quot;&quot;awayTeam&quot;&quot;:&quot;&quot;&quot; &amp; [.J2] &amp; &quot;&quot;&quot;}&quot;" office:value-type="string" office:string-value="{&quot;__v&quot;:0,&quot;index&quot;:1,&quot;pitch&quot;:&quot;&quot;,&quot;competition&quot;:{&quot;name&quot;:&quot;U11&quot;, &quot;section&quot;:&quot;Groups&quot;, &quot;group&quot;:&quot;1&quot;},&quot;tag&quot;:&quot;1&quot;, &quot;homeTeam&quot;:&quot;&quot;, &quot;awayTeam&quot;:&quot;&quot;}" calcext:value-type="string">
            <text:p>{"__v":0,"index":1,"pitch":"","competition":{"name":"U11", "section":"Groups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3];TRANSLATED_TEAM_NAMES;[.$C3]+1)">
            <text:p/>
          </table:table-cell>
          <table:table-cell table:style-name="ce14" table:formula="of:=VLOOKUP([.E3];TRANSLATED_TEAM_NAMES;[.$C3]+1)">
            <text:p/>
          </table:table-cell>
          <table:table-cell/>
          <table:table-cell table:formula="of:=&quot;{&quot;&quot;__v&quot;&quot;:0,&quot;&quot;index&quot;&quot;:&quot; &amp; [.B3] &amp; &quot;,&quot;&quot;pitch&quot;&quot;:&quot;&quot;&quot; &amp; [.K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I3] &amp; &quot;&quot;&quot;, &quot;&quot;awayTeam&quot;&quot;:&quot;&quot;&quot; &amp; [.J3] &amp; &quot;&quot;&quot;}&quot;" office:value-type="string" office:string-value="{&quot;__v&quot;:0,&quot;index&quot;:2,&quot;pitch&quot;:&quot;&quot;,&quot;competition&quot;:{&quot;name&quot;:&quot;U11&quot;, &quot;section&quot;:&quot;Groups&quot;, &quot;group&quot;:&quot;1&quot;},&quot;tag&quot;:&quot;2&quot;, &quot;homeTeam&quot;:&quot;&quot;, &quot;awayTeam&quot;:&quot;&quot;}" calcext:value-type="string">
            <text:p>{"__v":0,"index":2,"pitch":"","competition":{"name":"U11", "section":"Groups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4];TRANSLATED_TEAM_NAMES;[.$C4]+1)">
            <text:p/>
          </table:table-cell>
          <table:table-cell table:style-name="ce14" table:formula="of:=VLOOKUP([.E4];TRANSLATED_TEAM_NAMES;[.$C4]+1)">
            <text:p/>
          </table:table-cell>
          <table:table-cell/>
          <table:table-cell table:formula="of:=&quot;{&quot;&quot;__v&quot;&quot;:0,&quot;&quot;index&quot;&quot;:&quot; &amp; [.B4] &amp; &quot;,&quot;&quot;pitch&quot;&quot;:&quot;&quot;&quot; &amp; [.K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I4] &amp; &quot;&quot;&quot;, &quot;&quot;awayTeam&quot;&quot;:&quot;&quot;&quot; &amp; [.J4] &amp; &quot;&quot;&quot;}&quot;" office:value-type="string" office:string-value="{&quot;__v&quot;:0,&quot;index&quot;:3,&quot;pitch&quot;:&quot;&quot;,&quot;competition&quot;:{&quot;name&quot;:&quot;U11&quot;, &quot;section&quot;:&quot;Groups&quot;, &quot;group&quot;:&quot;1&quot;},&quot;tag&quot;:&quot;3&quot;, &quot;homeTeam&quot;:&quot;&quot;, &quot;awayTeam&quot;:&quot;&quot;}" calcext:value-type="string">
            <text:p>{"__v":0,"index":3,"pitch":"","competition":{"name":"U11", "section":"Groups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5];TRANSLATED_TEAM_NAMES;[.$C5]+1)">
            <text:p/>
          </table:table-cell>
          <table:table-cell table:style-name="ce14" table:formula="of:=VLOOKUP([.E5];TRANSLATED_TEAM_NAMES;[.$C5]+1)">
            <text:p/>
          </table:table-cell>
          <table:table-cell/>
          <table:table-cell table:formula="of:=&quot;{&quot;&quot;__v&quot;&quot;:0,&quot;&quot;index&quot;&quot;:&quot; &amp; [.B5] &amp; &quot;,&quot;&quot;pitch&quot;&quot;:&quot;&quot;&quot; &amp; [.K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I5] &amp; &quot;&quot;&quot;, &quot;&quot;awayTeam&quot;&quot;:&quot;&quot;&quot; &amp; [.J5] &amp; &quot;&quot;&quot;}&quot;" office:value-type="string" office:string-value="{&quot;__v&quot;:0,&quot;index&quot;:4,&quot;pitch&quot;:&quot;&quot;,&quot;competition&quot;:{&quot;name&quot;:&quot;U11&quot;, &quot;section&quot;:&quot;Groups&quot;, &quot;group&quot;:&quot;1&quot;},&quot;tag&quot;:&quot;4&quot;, &quot;homeTeam&quot;:&quot;&quot;, &quot;awayTeam&quot;:&quot;&quot;}" calcext:value-type="string">
            <text:p>{"__v":0,"index":4,"pitch":"","competition":{"name":"U11", "section":"Groups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6];TRANSLATED_TEAM_NAMES;[.$C6]+1)">
            <text:p/>
          </table:table-cell>
          <table:table-cell table:style-name="ce14" table:formula="of:=VLOOKUP([.E6];TRANSLATED_TEAM_NAMES;[.$C6]+1)">
            <text:p/>
          </table:table-cell>
          <table:table-cell/>
          <table:table-cell table:formula="of:=&quot;{&quot;&quot;__v&quot;&quot;:0,&quot;&quot;index&quot;&quot;:&quot; &amp; [.B6] &amp; &quot;,&quot;&quot;pitch&quot;&quot;:&quot;&quot;&quot; &amp; [.K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I6] &amp; &quot;&quot;&quot;, &quot;&quot;awayTeam&quot;&quot;:&quot;&quot;&quot; &amp; [.J6] &amp; &quot;&quot;&quot;}&quot;" office:value-type="string" office:string-value="{&quot;__v&quot;:0,&quot;index&quot;:5,&quot;pitch&quot;:&quot;&quot;,&quot;competition&quot;:{&quot;name&quot;:&quot;U11&quot;, &quot;section&quot;:&quot;Groups&quot;, &quot;group&quot;:&quot;1&quot;},&quot;tag&quot;:&quot;5&quot;, &quot;homeTeam&quot;:&quot;&quot;, &quot;awayTeam&quot;:&quot;&quot;}" calcext:value-type="string">
            <text:p>{"__v":0,"index":5,"pitch":"","competition":{"name":"U11", "section":"Groups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table:formula="of:=VLOOKUP([.D7];TRANSLATED_TEAM_NAMES;[.$C7]+1)">
            <text:p/>
          </table:table-cell>
          <table:table-cell table:style-name="ce14" table:formula="of:=VLOOKUP([.E7];TRANSLATED_TEAM_NAMES;[.$C7]+1)">
            <text:p/>
          </table:table-cell>
          <table:table-cell/>
          <table:table-cell table:formula="of:=&quot;{&quot;&quot;__v&quot;&quot;:0,&quot;&quot;index&quot;&quot;:&quot; &amp; [.B7] &amp; &quot;,&quot;&quot;pitch&quot;&quot;:&quot;&quot;&quot; &amp; [.K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I7] &amp; &quot;&quot;&quot;, &quot;&quot;awayTeam&quot;&quot;:&quot;&quot;&quot; &amp; [.J7] &amp; &quot;&quot;&quot;}&quot;" office:value-type="string" office:string-value="{&quot;__v&quot;:0,&quot;index&quot;:6,&quot;pitch&quot;:&quot;&quot;,&quot;competition&quot;:{&quot;name&quot;:&quot;U11&quot;, &quot;section&quot;:&quot;Groups&quot;, &quot;group&quot;:&quot;1&quot;},&quot;tag&quot;:&quot;6&quot;, &quot;homeTeam&quot;:&quot;&quot;, &quot;awayTeam&quot;:&quot;&quot;}" calcext:value-type="string">
            <text:p>{"__v":0,"index":6,"pitch":"","competition":{"name":"U11", "section":"Groups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table:formula="of:=VLOOKUP([.D8];TRANSLATED_TEAM_NAMES;[.$C8]+1)">
            <text:p/>
          </table:table-cell>
          <table:table-cell table:style-name="ce14" table:formula="of:=VLOOKUP([.E8];TRANSLATED_TEAM_NAMES;[.$C8]+1)">
            <text:p/>
          </table:table-cell>
          <table:table-cell/>
          <table:table-cell table:formula="of:=&quot;{&quot;&quot;__v&quot;&quot;:0,&quot;&quot;index&quot;&quot;:&quot; &amp; [.B8] &amp; &quot;,&quot;&quot;pitch&quot;&quot;:&quot;&quot;&quot; &amp; [.K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I8] &amp; &quot;&quot;&quot;, &quot;&quot;awayTeam&quot;&quot;:&quot;&quot;&quot; &amp; [.J8] &amp; &quot;&quot;&quot;}&quot;" office:value-type="string" office:string-value="{&quot;__v&quot;:0,&quot;index&quot;:7,&quot;pitch&quot;:&quot;&quot;,&quot;competition&quot;:{&quot;name&quot;:&quot;U11&quot;, &quot;section&quot;:&quot;Groups&quot;, &quot;group&quot;:&quot;2&quot;},&quot;tag&quot;:&quot;1&quot;, &quot;homeTeam&quot;:&quot;&quot;, &quot;awayTeam&quot;:&quot;&quot;}" calcext:value-type="string">
            <text:p>{"__v":0,"index":7,"pitch":"","competition":{"name":"U11", "section":"Group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9];TRANSLATED_TEAM_NAMES;[.$C9]+1)">
            <text:p/>
          </table:table-cell>
          <table:table-cell table:style-name="ce14" table:formula="of:=VLOOKUP([.E9];TRANSLATED_TEAM_NAMES;[.$C9]+1)">
            <text:p/>
          </table:table-cell>
          <table:table-cell/>
          <table:table-cell table:formula="of:=&quot;{&quot;&quot;__v&quot;&quot;:0,&quot;&quot;index&quot;&quot;:&quot; &amp; [.B9] &amp; &quot;,&quot;&quot;pitch&quot;&quot;:&quot;&quot;&quot; &amp; [.K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I9] &amp; &quot;&quot;&quot;, &quot;&quot;awayTeam&quot;&quot;:&quot;&quot;&quot; &amp; [.J9] &amp; &quot;&quot;&quot;}&quot;" office:value-type="string" office:string-value="{&quot;__v&quot;:0,&quot;index&quot;:8,&quot;pitch&quot;:&quot;&quot;,&quot;competition&quot;:{&quot;name&quot;:&quot;U11&quot;, &quot;section&quot;:&quot;Groups&quot;, &quot;group&quot;:&quot;2&quot;},&quot;tag&quot;:&quot;2&quot;, &quot;homeTeam&quot;:&quot;&quot;, &quot;awayTeam&quot;:&quot;&quot;}" calcext:value-type="string">
            <text:p>{"__v":0,"index":8,"pitch":"","competition":{"name":"U11", "section":"Group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10];TRANSLATED_TEAM_NAMES;[.$C10]+1)">
            <text:p/>
          </table:table-cell>
          <table:table-cell table:style-name="ce14" table:formula="of:=VLOOKUP([.E10];TRANSLATED_TEAM_NAMES;[.$C10]+1)">
            <text:p/>
          </table:table-cell>
          <table:table-cell/>
          <table:table-cell table:formula="of:=&quot;{&quot;&quot;__v&quot;&quot;:0,&quot;&quot;index&quot;&quot;:&quot; &amp; [.B10] &amp; &quot;,&quot;&quot;pitch&quot;&quot;:&quot;&quot;&quot; &amp; [.K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I10] &amp; &quot;&quot;&quot;, &quot;&quot;awayTeam&quot;&quot;:&quot;&quot;&quot; &amp; [.J10] &amp; &quot;&quot;&quot;}&quot;" office:value-type="string" office:string-value="{&quot;__v&quot;:0,&quot;index&quot;:9,&quot;pitch&quot;:&quot;&quot;,&quot;competition&quot;:{&quot;name&quot;:&quot;U11&quot;, &quot;section&quot;:&quot;Groups&quot;, &quot;group&quot;:&quot;2&quot;},&quot;tag&quot;:&quot;3&quot;, &quot;homeTeam&quot;:&quot;&quot;, &quot;awayTeam&quot;:&quot;&quot;}" calcext:value-type="string">
            <text:p>{"__v":0,"index":9,"pitch":"","competition":{"name":"U11", "section":"Group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11];TRANSLATED_TEAM_NAMES;[.$C11]+1)">
            <text:p/>
          </table:table-cell>
          <table:table-cell table:style-name="ce14" table:formula="of:=VLOOKUP([.E11];TRANSLATED_TEAM_NAMES;[.$C11]+1)">
            <text:p/>
          </table:table-cell>
          <table:table-cell/>
          <table:table-cell table:formula="of:=&quot;{&quot;&quot;__v&quot;&quot;:0,&quot;&quot;index&quot;&quot;:&quot; &amp; [.B11] &amp; &quot;,&quot;&quot;pitch&quot;&quot;:&quot;&quot;&quot; &amp; [.K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I11] &amp; &quot;&quot;&quot;, &quot;&quot;awayTeam&quot;&quot;:&quot;&quot;&quot; &amp; [.J11] &amp; &quot;&quot;&quot;}&quot;" office:value-type="string" office:string-value="{&quot;__v&quot;:0,&quot;index&quot;:10,&quot;pitch&quot;:&quot;&quot;,&quot;competition&quot;:{&quot;name&quot;:&quot;U11&quot;, &quot;section&quot;:&quot;Groups&quot;, &quot;group&quot;:&quot;2&quot;},&quot;tag&quot;:&quot;4&quot;, &quot;homeTeam&quot;:&quot;&quot;, &quot;awayTeam&quot;:&quot;&quot;}" calcext:value-type="string">
            <text:p>{"__v":0,"index":10,"pitch":"","competition":{"name":"U11", "section":"Group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12];TRANSLATED_TEAM_NAMES;[.$C12]+1)">
            <text:p/>
          </table:table-cell>
          <table:table-cell table:style-name="ce14" table:formula="of:=VLOOKUP([.E12];TRANSLATED_TEAM_NAMES;[.$C12]+1)">
            <text:p/>
          </table:table-cell>
          <table:table-cell/>
          <table:table-cell table:formula="of:=&quot;{&quot;&quot;__v&quot;&quot;:0,&quot;&quot;index&quot;&quot;:&quot; &amp; [.B12] &amp; &quot;,&quot;&quot;pitch&quot;&quot;:&quot;&quot;&quot; &amp; [.K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I12] &amp; &quot;&quot;&quot;, &quot;&quot;awayTeam&quot;&quot;:&quot;&quot;&quot; &amp; [.J12] &amp; &quot;&quot;&quot;}&quot;" office:value-type="string" office:string-value="{&quot;__v&quot;:0,&quot;index&quot;:11,&quot;pitch&quot;:&quot;&quot;,&quot;competition&quot;:{&quot;name&quot;:&quot;U11&quot;, &quot;section&quot;:&quot;Groups&quot;, &quot;group&quot;:&quot;2&quot;},&quot;tag&quot;:&quot;5&quot;, &quot;homeTeam&quot;:&quot;&quot;, &quot;awayTeam&quot;:&quot;&quot;}" calcext:value-type="string">
            <text:p>{"__v":0,"index":11,"pitch":"","competition":{"name":"U11", "section":"Group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table:formula="of:=VLOOKUP([.D13];TRANSLATED_TEAM_NAMES;[.$C13]+1)">
            <text:p/>
          </table:table-cell>
          <table:table-cell table:style-name="ce14" table:formula="of:=VLOOKUP([.E13];TRANSLATED_TEAM_NAMES;[.$C13]+1)">
            <text:p/>
          </table:table-cell>
          <table:table-cell/>
          <table:table-cell table:formula="of:=&quot;{&quot;&quot;__v&quot;&quot;:0,&quot;&quot;index&quot;&quot;:&quot; &amp; [.B13] &amp; &quot;,&quot;&quot;pitch&quot;&quot;:&quot;&quot;&quot; &amp; [.K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I13] &amp; &quot;&quot;&quot;, &quot;&quot;awayTeam&quot;&quot;:&quot;&quot;&quot; &amp; [.J13] &amp; &quot;&quot;&quot;}&quot;" office:value-type="string" office:string-value="{&quot;__v&quot;:0,&quot;index&quot;:12,&quot;pitch&quot;:&quot;&quot;,&quot;competition&quot;:{&quot;name&quot;:&quot;U11&quot;, &quot;section&quot;:&quot;Groups&quot;, &quot;group&quot;:&quot;2&quot;},&quot;tag&quot;:&quot;6&quot;, &quot;homeTeam&quot;:&quot;&quot;, &quot;awayTeam&quot;:&quot;&quot;}" calcext:value-type="string">
            <text:p>{"__v":0,"index":12,"pitch":"","competition":{"name":"U11", "section":"Group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table:formula="of:=VLOOKUP([.D14];TRANSLATED_TEAM_NAMES;[.$C14]+1)">
            <text:p/>
          </table:table-cell>
          <table:table-cell table:style-name="ce14" table:formula="of:=VLOOKUP([.E14];TRANSLATED_TEAM_NAMES;[.$C14]+1)">
            <text:p/>
          </table:table-cell>
          <table:table-cell/>
          <table:table-cell table:formula="of:=&quot;{&quot;&quot;__v&quot;&quot;:0,&quot;&quot;index&quot;&quot;:&quot; &amp; [.B14] &amp; &quot;,&quot;&quot;pitch&quot;&quot;:&quot;&quot;&quot; &amp; [.K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I14] &amp; &quot;&quot;&quot;, &quot;&quot;awayTeam&quot;&quot;:&quot;&quot;&quot; &amp; [.J14] &amp; &quot;&quot;&quot;}&quot;" office:value-type="string" office:string-value="{&quot;__v&quot;:0,&quot;index&quot;:13,&quot;pitch&quot;:&quot;&quot;,&quot;competition&quot;:{&quot;name&quot;:&quot;U11&quot;, &quot;section&quot;:&quot;Groups&quot;, &quot;group&quot;:&quot;3&quot;},&quot;tag&quot;:&quot;1&quot;, &quot;homeTeam&quot;:&quot;&quot;, &quot;awayTeam&quot;:&quot;&quot;}" calcext:value-type="string">
            <text:p>{"__v":0,"index":13,"pitch":"","competition":{"name":"U11", "section":"Groups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15];TRANSLATED_TEAM_NAMES;[.$C15]+1)">
            <text:p/>
          </table:table-cell>
          <table:table-cell table:style-name="ce14" table:formula="of:=VLOOKUP([.E15];TRANSLATED_TEAM_NAMES;[.$C15]+1)">
            <text:p/>
          </table:table-cell>
          <table:table-cell/>
          <table:table-cell table:formula="of:=&quot;{&quot;&quot;__v&quot;&quot;:0,&quot;&quot;index&quot;&quot;:&quot; &amp; [.B15] &amp; &quot;,&quot;&quot;pitch&quot;&quot;:&quot;&quot;&quot; &amp; [.K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I15] &amp; &quot;&quot;&quot;, &quot;&quot;awayTeam&quot;&quot;:&quot;&quot;&quot; &amp; [.J15] &amp; &quot;&quot;&quot;}&quot;" office:value-type="string" office:string-value="{&quot;__v&quot;:0,&quot;index&quot;:14,&quot;pitch&quot;:&quot;&quot;,&quot;competition&quot;:{&quot;name&quot;:&quot;U11&quot;, &quot;section&quot;:&quot;Groups&quot;, &quot;group&quot;:&quot;3&quot;},&quot;tag&quot;:&quot;2&quot;, &quot;homeTeam&quot;:&quot;&quot;, &quot;awayTeam&quot;:&quot;&quot;}" calcext:value-type="string">
            <text:p>{"__v":0,"index":14,"pitch":"","competition":{"name":"U11", "section":"Groups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16];TRANSLATED_TEAM_NAMES;[.$C16]+1)">
            <text:p/>
          </table:table-cell>
          <table:table-cell table:style-name="ce14" table:formula="of:=VLOOKUP([.E16];TRANSLATED_TEAM_NAMES;[.$C16]+1)">
            <text:p/>
          </table:table-cell>
          <table:table-cell/>
          <table:table-cell table:formula="of:=&quot;{&quot;&quot;__v&quot;&quot;:0,&quot;&quot;index&quot;&quot;:&quot; &amp; [.B16] &amp; &quot;,&quot;&quot;pitch&quot;&quot;:&quot;&quot;&quot; &amp; [.K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I16] &amp; &quot;&quot;&quot;, &quot;&quot;awayTeam&quot;&quot;:&quot;&quot;&quot; &amp; [.J16] &amp; &quot;&quot;&quot;}&quot;" office:value-type="string" office:string-value="{&quot;__v&quot;:0,&quot;index&quot;:15,&quot;pitch&quot;:&quot;&quot;,&quot;competition&quot;:{&quot;name&quot;:&quot;U11&quot;, &quot;section&quot;:&quot;Groups&quot;, &quot;group&quot;:&quot;3&quot;},&quot;tag&quot;:&quot;3&quot;, &quot;homeTeam&quot;:&quot;&quot;, &quot;awayTeam&quot;:&quot;&quot;}" calcext:value-type="string">
            <text:p>{"__v":0,"index":15,"pitch":"","competition":{"name":"U11", "section":"Groups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17];TRANSLATED_TEAM_NAMES;[.$C17]+1)">
            <text:p/>
          </table:table-cell>
          <table:table-cell table:style-name="ce14" table:formula="of:=VLOOKUP([.E17];TRANSLATED_TEAM_NAMES;[.$C17]+1)">
            <text:p/>
          </table:table-cell>
          <table:table-cell/>
          <table:table-cell table:formula="of:=&quot;{&quot;&quot;__v&quot;&quot;:0,&quot;&quot;index&quot;&quot;:&quot; &amp; [.B17] &amp; &quot;,&quot;&quot;pitch&quot;&quot;:&quot;&quot;&quot; &amp; [.K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I17] &amp; &quot;&quot;&quot;, &quot;&quot;awayTeam&quot;&quot;:&quot;&quot;&quot; &amp; [.J17] &amp; &quot;&quot;&quot;}&quot;" office:value-type="string" office:string-value="{&quot;__v&quot;:0,&quot;index&quot;:16,&quot;pitch&quot;:&quot;&quot;,&quot;competition&quot;:{&quot;name&quot;:&quot;U11&quot;, &quot;section&quot;:&quot;Groups&quot;, &quot;group&quot;:&quot;3&quot;},&quot;tag&quot;:&quot;4&quot;, &quot;homeTeam&quot;:&quot;&quot;, &quot;awayTeam&quot;:&quot;&quot;}" calcext:value-type="string">
            <text:p>{"__v":0,"index":16,"pitch":"","competition":{"name":"U11", "section":"Groups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18];TRANSLATED_TEAM_NAMES;[.$C18]+1)">
            <text:p/>
          </table:table-cell>
          <table:table-cell table:style-name="ce14" table:formula="of:=VLOOKUP([.E18];TRANSLATED_TEAM_NAMES;[.$C18]+1)">
            <text:p/>
          </table:table-cell>
          <table:table-cell/>
          <table:table-cell table:formula="of:=&quot;{&quot;&quot;__v&quot;&quot;:0,&quot;&quot;index&quot;&quot;:&quot; &amp; [.B18] &amp; &quot;,&quot;&quot;pitch&quot;&quot;:&quot;&quot;&quot; &amp; [.K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I18] &amp; &quot;&quot;&quot;, &quot;&quot;awayTeam&quot;&quot;:&quot;&quot;&quot; &amp; [.J18] &amp; &quot;&quot;&quot;}&quot;" office:value-type="string" office:string-value="{&quot;__v&quot;:0,&quot;index&quot;:17,&quot;pitch&quot;:&quot;&quot;,&quot;competition&quot;:{&quot;name&quot;:&quot;U11&quot;, &quot;section&quot;:&quot;Groups&quot;, &quot;group&quot;:&quot;3&quot;},&quot;tag&quot;:&quot;5&quot;, &quot;homeTeam&quot;:&quot;&quot;, &quot;awayTeam&quot;:&quot;&quot;}" calcext:value-type="string">
            <text:p>{"__v":0,"index":17,"pitch":"","competition":{"name":"U11", "section":"Groups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table:formula="of:=VLOOKUP([.D19];TRANSLATED_TEAM_NAMES;[.$C19]+1)">
            <text:p/>
          </table:table-cell>
          <table:table-cell table:style-name="ce14" table:formula="of:=VLOOKUP([.E19];TRANSLATED_TEAM_NAMES;[.$C19]+1)">
            <text:p/>
          </table:table-cell>
          <table:table-cell/>
          <table:table-cell table:formula="of:=&quot;{&quot;&quot;__v&quot;&quot;:0,&quot;&quot;index&quot;&quot;:&quot; &amp; [.B19] &amp; &quot;,&quot;&quot;pitch&quot;&quot;:&quot;&quot;&quot; &amp; [.K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I19] &amp; &quot;&quot;&quot;, &quot;&quot;awayTeam&quot;&quot;:&quot;&quot;&quot; &amp; [.J19] &amp; &quot;&quot;&quot;}&quot;" office:value-type="string" office:string-value="{&quot;__v&quot;:0,&quot;index&quot;:18,&quot;pitch&quot;:&quot;&quot;,&quot;competition&quot;:{&quot;name&quot;:&quot;U11&quot;, &quot;section&quot;:&quot;Groups&quot;, &quot;group&quot;:&quot;3&quot;},&quot;tag&quot;:&quot;6&quot;, &quot;homeTeam&quot;:&quot;&quot;, &quot;awayTeam&quot;:&quot;&quot;}" calcext:value-type="string">
            <text:p>{"__v":0,"index":18,"pitch":"","competition":{"name":"U11", "section":"Groups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table:formula="of:=VLOOKUP([.D20];TRANSLATED_TEAM_NAMES;[.$C20]+1)">
            <text:p/>
          </table:table-cell>
          <table:table-cell table:style-name="ce14" table:formula="of:=VLOOKUP([.E20];TRANSLATED_TEAM_NAMES;[.$C20]+1)">
            <text:p/>
          </table:table-cell>
          <table:table-cell/>
          <table:table-cell table:formula="of:=&quot;{&quot;&quot;__v&quot;&quot;:0,&quot;&quot;index&quot;&quot;:&quot; &amp; [.B20] &amp; &quot;,&quot;&quot;pitch&quot;&quot;:&quot;&quot;&quot; &amp; [.K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I20] &amp; &quot;&quot;&quot;, &quot;&quot;awayTeam&quot;&quot;:&quot;&quot;&quot; &amp; [.J20] &amp; &quot;&quot;&quot;}&quot;" office:value-type="string" office:string-value="{&quot;__v&quot;:0,&quot;index&quot;:19,&quot;pitch&quot;:&quot;&quot;,&quot;competition&quot;:{&quot;name&quot;:&quot;U11&quot;, &quot;section&quot;:&quot;Groups&quot;, &quot;group&quot;:&quot;4&quot;},&quot;tag&quot;:&quot;1&quot;, &quot;homeTeam&quot;:&quot;&quot;, &quot;awayTeam&quot;:&quot;&quot;}" calcext:value-type="string">
            <text:p>{"__v":0,"index":19,"pitch":"","competition":{"name":"U11", "section":"Groups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21];TRANSLATED_TEAM_NAMES;[.$C21]+1)">
            <text:p/>
          </table:table-cell>
          <table:table-cell table:style-name="ce14" table:formula="of:=VLOOKUP([.E21];TRANSLATED_TEAM_NAMES;[.$C21]+1)">
            <text:p/>
          </table:table-cell>
          <table:table-cell/>
          <table:table-cell table:formula="of:=&quot;{&quot;&quot;__v&quot;&quot;:0,&quot;&quot;index&quot;&quot;:&quot; &amp; [.B21] &amp; &quot;,&quot;&quot;pitch&quot;&quot;:&quot;&quot;&quot; &amp; [.K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I21] &amp; &quot;&quot;&quot;, &quot;&quot;awayTeam&quot;&quot;:&quot;&quot;&quot; &amp; [.J21] &amp; &quot;&quot;&quot;}&quot;" office:value-type="string" office:string-value="{&quot;__v&quot;:0,&quot;index&quot;:20,&quot;pitch&quot;:&quot;&quot;,&quot;competition&quot;:{&quot;name&quot;:&quot;U11&quot;, &quot;section&quot;:&quot;Groups&quot;, &quot;group&quot;:&quot;4&quot;},&quot;tag&quot;:&quot;2&quot;, &quot;homeTeam&quot;:&quot;&quot;, &quot;awayTeam&quot;:&quot;&quot;}" calcext:value-type="string">
            <text:p>{"__v":0,"index":20,"pitch":"","competition":{"name":"U11", "section":"Groups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22];TRANSLATED_TEAM_NAMES;[.$C22]+1)">
            <text:p/>
          </table:table-cell>
          <table:table-cell table:style-name="ce14" table:formula="of:=VLOOKUP([.E22];TRANSLATED_TEAM_NAMES;[.$C22]+1)">
            <text:p/>
          </table:table-cell>
          <table:table-cell/>
          <table:table-cell table:formula="of:=&quot;{&quot;&quot;__v&quot;&quot;:0,&quot;&quot;index&quot;&quot;:&quot; &amp; [.B22] &amp; &quot;,&quot;&quot;pitch&quot;&quot;:&quot;&quot;&quot; &amp; [.K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I22] &amp; &quot;&quot;&quot;, &quot;&quot;awayTeam&quot;&quot;:&quot;&quot;&quot; &amp; [.J22] &amp; &quot;&quot;&quot;}&quot;" office:value-type="string" office:string-value="{&quot;__v&quot;:0,&quot;index&quot;:21,&quot;pitch&quot;:&quot;&quot;,&quot;competition&quot;:{&quot;name&quot;:&quot;U11&quot;, &quot;section&quot;:&quot;Groups&quot;, &quot;group&quot;:&quot;4&quot;},&quot;tag&quot;:&quot;3&quot;, &quot;homeTeam&quot;:&quot;&quot;, &quot;awayTeam&quot;:&quot;&quot;}" calcext:value-type="string">
            <text:p>{"__v":0,"index":21,"pitch":"","competition":{"name":"U11", "section":"Groups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table:formula="of:=VLOOKUP([.D23];TRANSLATED_TEAM_NAMES;[.$C23]+1)">
            <text:p/>
          </table:table-cell>
          <table:table-cell table:style-name="ce14" table:formula="of:=VLOOKUP([.E23];TRANSLATED_TEAM_NAMES;[.$C23]+1)">
            <text:p/>
          </table:table-cell>
          <table:table-cell/>
          <table:table-cell table:formula="of:=&quot;{&quot;&quot;__v&quot;&quot;:0,&quot;&quot;index&quot;&quot;:&quot; &amp; [.B23] &amp; &quot;,&quot;&quot;pitch&quot;&quot;:&quot;&quot;&quot; &amp; [.K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I23] &amp; &quot;&quot;&quot;, &quot;&quot;awayTeam&quot;&quot;:&quot;&quot;&quot; &amp; [.J23] &amp; &quot;&quot;&quot;}&quot;" office:value-type="string" office:string-value="{&quot;__v&quot;:0,&quot;index&quot;:22,&quot;pitch&quot;:&quot;&quot;,&quot;competition&quot;:{&quot;name&quot;:&quot;U11&quot;, &quot;section&quot;:&quot;Groups&quot;, &quot;group&quot;:&quot;4&quot;},&quot;tag&quot;:&quot;4&quot;, &quot;homeTeam&quot;:&quot;&quot;, &quot;awayTeam&quot;:&quot;&quot;}" calcext:value-type="string">
            <text:p>{"__v":0,"index":22,"pitch":"","competition":{"name":"U11", "section":"Groups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formula="of:=VLOOKUP([.D24];TRANSLATED_TEAM_NAMES;[.$C24]+1)">
            <text:p/>
          </table:table-cell>
          <table:table-cell table:style-name="ce14" table:formula="of:=VLOOKUP([.E24];TRANSLATED_TEAM_NAMES;[.$C24]+1)">
            <text:p/>
          </table:table-cell>
          <table:table-cell/>
          <table:table-cell table:formula="of:=&quot;{&quot;&quot;__v&quot;&quot;:0,&quot;&quot;index&quot;&quot;:&quot; &amp; [.B24] &amp; &quot;,&quot;&quot;pitch&quot;&quot;:&quot;&quot;&quot; &amp; [.K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I24] &amp; &quot;&quot;&quot;, &quot;&quot;awayTeam&quot;&quot;:&quot;&quot;&quot; &amp; [.J24] &amp; &quot;&quot;&quot;}&quot;" office:value-type="string" office:string-value="{&quot;__v&quot;:0,&quot;index&quot;:23,&quot;pitch&quot;:&quot;&quot;,&quot;competition&quot;:{&quot;name&quot;:&quot;U11&quot;, &quot;section&quot;:&quot;Groups&quot;, &quot;group&quot;:&quot;4&quot;},&quot;tag&quot;:&quot;5&quot;, &quot;homeTeam&quot;:&quot;&quot;, &quot;awayTeam&quot;:&quot;&quot;}" calcext:value-type="string">
            <text:p>{"__v":0,"index":23,"pitch":"","competition":{"name":"U11", "section":"Groups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table:formula="of:=VLOOKUP([.D25];TRANSLATED_TEAM_NAMES;[.$C25]+1)">
            <text:p/>
          </table:table-cell>
          <table:table-cell table:style-name="ce14" table:formula="of:=VLOOKUP([.E25];TRANSLATED_TEAM_NAMES;[.$C25]+1)">
            <text:p/>
          </table:table-cell>
          <table:table-cell/>
          <table:table-cell table:formula="of:=&quot;{&quot;&quot;__v&quot;&quot;:0,&quot;&quot;index&quot;&quot;:&quot; &amp; [.B25] &amp; &quot;,&quot;&quot;pitch&quot;&quot;:&quot;&quot;&quot; &amp; [.K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I25] &amp; &quot;&quot;&quot;, &quot;&quot;awayTeam&quot;&quot;:&quot;&quot;&quot; &amp; [.J25] &amp; &quot;&quot;&quot;}&quot;" office:value-type="string" office:string-value="{&quot;__v&quot;:0,&quot;index&quot;:24,&quot;pitch&quot;:&quot;&quot;,&quot;competition&quot;:{&quot;name&quot;:&quot;U11&quot;, &quot;section&quot;:&quot;Groups&quot;, &quot;group&quot;:&quot;4&quot;},&quot;tag&quot;:&quot;6&quot;, &quot;homeTeam&quot;:&quot;&quot;, &quot;awayTeam&quot;:&quot;&quot;}" calcext:value-type="string">
            <text:p>{"__v":0,"index":24,"pitch":"","competition":{"name":"U11", "section":"Groups", "group":"4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Winner Group 3</text:p>
          </table:table-cell>
          <table:table-cell table:style-name="ce14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 table:style-name="ce14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/>
          <table:table-cell table:formula="of:=&quot;{&quot;&quot;__v&quot;&quot;:0,&quot;&quot;index&quot;&quot;:&quot; &amp; [.B26] &amp; &quot;,&quot;&quot;pitch&quot;&quot;:&quot;&quot;&quot; &amp; [.K26] &amp; &quot;&quot;&quot;,&quot;&quot;competition&quot;&quot;:{&quot;&quot;name&quot;&quot;:&quot;&quot;&quot; &amp; AGE_GROUP &amp; &quot;&quot;&quot;, &quot;&quot;section&quot;&quot;:&quot;&quot;&quot; &amp; [.F26] &amp; &quot;&quot;&quot;, &quot;&quot;group&quot;&quot;:&quot;&quot;&quot; &amp; [.C26] &amp;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, &quot;&quot;homeTeamFrom&quot;&quot;:&quot;&quot;&quot; &amp; [.I26] &amp; &quot;&quot;&quot;, &quot;&quot;awayTeamFrom&quot;&quot;:&quot;&quot;&quot; &amp; [.J26] &amp; &quot;&quot;&quot;}&quot;" office:value-type="string" office:string-value="{&quot;__v&quot;:0,&quot;index&quot;:25,&quot;pitch&quot;:&quot;&quot;,&quot;competition&quot;:{&quot;name&quot;:&quot;U11&quot;, &quot;section&quot;:&quot;Champions League&quot;, &quot;group&quot;:&quot;1&quot;},&quot;tag&quot;:&quot;1&quot;, &quot;homeTeam&quot;:&quot;Winner Group 1&quot;, &quot;awayTeam&quot;:&quot;Winner Group 3&quot;, &quot;homeTeamFrom&quot;:&quot;U11_Groups_G1_P1&quot;, &quot;awayTeamFrom&quot;:&quot;U11_Groups_G3_P1&quot;}" calcext:value-type="string">
            <text:p>{"__v":0,"index":25,"pitch":"","competition":{"name":"U11", "section":"Champions League", "group":"1"},"tag":"1", "homeTeam":"Winner Group 1", "awayTeam":"Winner Group 3", "homeTeamFrom":"U11_Groups_G1_P1", "awayTeamFrom":"U11_Groups_G3_P1"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 table:style-name="ce14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/>
          <table:table-cell table:formula="of:=&quot;{&quot;&quot;__v&quot;&quot;:0,&quot;&quot;index&quot;&quot;:&quot; &amp; [.B27] &amp; &quot;,&quot;&quot;pitch&quot;&quot;:&quot;&quot;&quot; &amp; [.K27] &amp; &quot;&quot;&quot;,&quot;&quot;competition&quot;&quot;:{&quot;&quot;name&quot;&quot;:&quot;&quot;&quot; &amp; AGE_GROUP &amp; &quot;&quot;&quot;, &quot;&quot;section&quot;&quot;:&quot;&quot;&quot; &amp; [.F27] &amp; &quot;&quot;&quot;, &quot;&quot;group&quot;&quot;:&quot;&quot;&quot; &amp; [.C27] &amp;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, &quot;&quot;homeTeamFrom&quot;&quot;:&quot;&quot;&quot; &amp; [.I27] &amp; &quot;&quot;&quot;, &quot;&quot;awayTeamFrom&quot;&quot;:&quot;&quot;&quot; &amp; [.J27] &amp; &quot;&quot;&quot;}&quot;" office:value-type="string" office:string-value="{&quot;__v&quot;:0,&quot;index&quot;:26,&quot;pitch&quot;:&quot;&quot;,&quot;competition&quot;:{&quot;name&quot;:&quot;U11&quot;, &quot;section&quot;:&quot;Champions League&quot;, &quot;group&quot;:&quot;1&quot;},&quot;tag&quot;:&quot;2&quot;, &quot;homeTeam&quot;:&quot;2nd Group 2&quot;, &quot;awayTeam&quot;:&quot;2nd Group 4&quot;, &quot;homeTeamFrom&quot;:&quot;U11_Groups_G2_P2&quot;, &quot;awayTeamFrom&quot;:&quot;U11_Groups_G4_P2&quot;}" calcext:value-type="string">
            <text:p>{"__v":0,"index":26,"pitch":"","competition":{"name":"U11", "section":"Champions League", "group":"1"},"tag":"2", "homeTeam":"2nd Group 2", "awayTeam":"2nd Group 4", "homeTeamFrom":"U11_Groups_G2_P2", "awayTeamFrom":"U11_Groups_G4_P2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 table:style-name="ce14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/>
          <table:table-cell table:formula="of:=&quot;{&quot;&quot;__v&quot;&quot;:0,&quot;&quot;index&quot;&quot;:&quot; &amp; [.B28] &amp; &quot;,&quot;&quot;pitch&quot;&quot;:&quot;&quot;&quot; &amp; [.K28] &amp; &quot;&quot;&quot;,&quot;&quot;competition&quot;&quot;:{&quot;&quot;name&quot;&quot;:&quot;&quot;&quot; &amp; AGE_GROUP &amp; &quot;&quot;&quot;, &quot;&quot;section&quot;&quot;:&quot;&quot;&quot; &amp; [.F28] &amp; &quot;&quot;&quot;, &quot;&quot;group&quot;&quot;:&quot;&quot;&quot; &amp; [.C28] &amp;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, &quot;&quot;homeTeamFrom&quot;&quot;:&quot;&quot;&quot; &amp; [.I28] &amp; &quot;&quot;&quot;, &quot;&quot;awayTeamFrom&quot;&quot;:&quot;&quot;&quot; &amp; [.J28] &amp; &quot;&quot;&quot;}&quot;" office:value-type="string" office:string-value="{&quot;__v&quot;:0,&quot;index&quot;:27,&quot;pitch&quot;:&quot;&quot;,&quot;competition&quot;:{&quot;name&quot;:&quot;U11&quot;, &quot;section&quot;:&quot;Champions League&quot;, &quot;group&quot;:&quot;1&quot;},&quot;tag&quot;:&quot;3&quot;, &quot;homeTeam&quot;:&quot;2nd Group 2&quot;, &quot;awayTeam&quot;:&quot;Winner Group 1&quot;, &quot;homeTeamFrom&quot;:&quot;U11_Groups_G2_P2&quot;, &quot;awayTeamFrom&quot;:&quot;U11_Groups_G1_P1&quot;}" calcext:value-type="string">
            <text:p>{"__v":0,"index":27,"pitch":"","competition":{"name":"U11", "section":"Champions League", "group":"1"},"tag":"3", "homeTeam":"2nd Group 2", "awayTeam":"Winner Group 1", "homeTeamFrom":"U11_Groups_G2_P2", "awayTeamFrom":"U11_Groups_G1_P1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3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 table:style-name="ce14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/>
          <table:table-cell table:formula="of:=&quot;{&quot;&quot;__v&quot;&quot;:0,&quot;&quot;index&quot;&quot;:&quot; &amp; [.B29] &amp; &quot;,&quot;&quot;pitch&quot;&quot;:&quot;&quot;&quot; &amp; [.K29] &amp; &quot;&quot;&quot;,&quot;&quot;competition&quot;&quot;:{&quot;&quot;name&quot;&quot;:&quot;&quot;&quot; &amp; AGE_GROUP &amp; &quot;&quot;&quot;, &quot;&quot;section&quot;&quot;:&quot;&quot;&quot; &amp; [.F29] &amp; &quot;&quot;&quot;, &quot;&quot;group&quot;&quot;:&quot;&quot;&quot; &amp; [.C29] &amp;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, &quot;&quot;homeTeamFrom&quot;&quot;:&quot;&quot;&quot; &amp; [.I29] &amp; &quot;&quot;&quot;, &quot;&quot;awayTeamFrom&quot;&quot;:&quot;&quot;&quot; &amp; [.J29] &amp; &quot;&quot;&quot;}&quot;" office:value-type="string" office:string-value="{&quot;__v&quot;:0,&quot;index&quot;:28,&quot;pitch&quot;:&quot;&quot;,&quot;competition&quot;:{&quot;name&quot;:&quot;U11&quot;, &quot;section&quot;:&quot;Champions League&quot;, &quot;group&quot;:&quot;1&quot;},&quot;tag&quot;:&quot;4&quot;, &quot;homeTeam&quot;:&quot;Winner Group 3&quot;, &quot;awayTeam&quot;:&quot;2nd Group 4&quot;, &quot;homeTeamFrom&quot;:&quot;U11_Groups_G3_P1&quot;, &quot;awayTeamFrom&quot;:&quot;U11_Groups_G4_P2&quot;}" calcext:value-type="string">
            <text:p>{"__v":0,"index":28,"pitch":"","competition":{"name":"U11", "section":"Champions League", "group":"1"},"tag":"4", "homeTeam":"Winner Group 3", "awayTeam":"2nd Group 4", "homeTeamFrom":"U11_Groups_G3_P1", "awayTeamFrom":"U11_Groups_G4_P2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 table:style-name="ce14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/>
          <table:table-cell table:formula="of:=&quot;{&quot;&quot;__v&quot;&quot;:0,&quot;&quot;index&quot;&quot;:&quot; &amp; [.B30] &amp; &quot;,&quot;&quot;pitch&quot;&quot;:&quot;&quot;&quot; &amp; [.K30] &amp; &quot;&quot;&quot;,&quot;&quot;competition&quot;&quot;:{&quot;&quot;name&quot;&quot;:&quot;&quot;&quot; &amp; AGE_GROUP &amp; &quot;&quot;&quot;, &quot;&quot;section&quot;&quot;:&quot;&quot;&quot; &amp; [.F30] &amp; &quot;&quot;&quot;, &quot;&quot;group&quot;&quot;:&quot;&quot;&quot; &amp; [.C30] &amp;&quot;&quot;&quot;},&quot;&quot;tag&quot;&quot;:&quot;&quot;&quot; &amp; [.A30] &amp; &quot;&quot;&quot;, &quot;&quot;homeTeam&quot;&quot;:&quot;&quot;&quot; &amp; [.G30] &amp; &quot;&quot;&quot;, &quot;&quot;awayTeam&quot;&quot;:&quot;&quot;&quot; &amp; [.H30] &amp; &quot;&quot;&quot;, &quot;&quot;homeTeamFrom&quot;&quot;:&quot;&quot;&quot; &amp; [.I30] &amp; &quot;&quot;&quot;, &quot;&quot;awayTeamFrom&quot;&quot;:&quot;&quot;&quot; &amp; [.J30] &amp; &quot;&quot;&quot;}&quot;" office:value-type="string" office:string-value="{&quot;__v&quot;:0,&quot;index&quot;:29,&quot;pitch&quot;:&quot;&quot;,&quot;competition&quot;:{&quot;name&quot;:&quot;U11&quot;, &quot;section&quot;:&quot;Champions League&quot;, &quot;group&quot;:&quot;1&quot;},&quot;tag&quot;:&quot;5&quot;, &quot;homeTeam&quot;:&quot;2nd Group 4&quot;, &quot;awayTeam&quot;:&quot;Winner Group 1&quot;, &quot;homeTeamFrom&quot;:&quot;U11_Groups_G4_P2&quot;, &quot;awayTeamFrom&quot;:&quot;U11_Groups_G1_P1&quot;}" calcext:value-type="string">
            <text:p>{"__v":0,"index":29,"pitch":"","competition":{"name":"U11", "section":"Champions League", "group":"1"},"tag":"5", "homeTeam":"2nd Group 4", "awayTeam":"Winner Group 1", "homeTeamFrom":"U11_Groups_G4_P2", "awayTeamFrom":"U11_Groups_G1_P1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3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 table:style-name="ce14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/>
          <table:table-cell table:formula="of:=&quot;{&quot;&quot;__v&quot;&quot;:0,&quot;&quot;index&quot;&quot;:&quot; &amp; [.B31] &amp; &quot;,&quot;&quot;pitch&quot;&quot;:&quot;&quot;&quot; &amp; [.K31] &amp; &quot;&quot;&quot;,&quot;&quot;competition&quot;&quot;:{&quot;&quot;name&quot;&quot;:&quot;&quot;&quot; &amp; AGE_GROUP &amp; &quot;&quot;&quot;, &quot;&quot;section&quot;&quot;:&quot;&quot;&quot; &amp; [.F31] &amp; &quot;&quot;&quot;, &quot;&quot;group&quot;&quot;:&quot;&quot;&quot; &amp; [.C31] &amp;&quot;&quot;&quot;},&quot;&quot;tag&quot;&quot;:&quot;&quot;&quot; &amp; [.A31] &amp; &quot;&quot;&quot;, &quot;&quot;homeTeam&quot;&quot;:&quot;&quot;&quot; &amp; [.G31] &amp; &quot;&quot;&quot;, &quot;&quot;awayTeam&quot;&quot;:&quot;&quot;&quot; &amp; [.H31] &amp; &quot;&quot;&quot;, &quot;&quot;homeTeamFrom&quot;&quot;:&quot;&quot;&quot; &amp; [.I31] &amp; &quot;&quot;&quot;, &quot;&quot;awayTeamFrom&quot;&quot;:&quot;&quot;&quot; &amp; [.J31] &amp; &quot;&quot;&quot;}&quot;" office:value-type="string" office:string-value="{&quot;__v&quot;:0,&quot;index&quot;:30,&quot;pitch&quot;:&quot;&quot;,&quot;competition&quot;:{&quot;name&quot;:&quot;U11&quot;, &quot;section&quot;:&quot;Champions League&quot;, &quot;group&quot;:&quot;1&quot;},&quot;tag&quot;:&quot;6&quot;, &quot;homeTeam&quot;:&quot;Winner Group 3&quot;, &quot;awayTeam&quot;:&quot;2nd Group 2&quot;, &quot;homeTeamFrom&quot;:&quot;U11_Groups_G3_P1&quot;, &quot;awayTeamFrom&quot;:&quot;U11_Groups_G2_P2&quot;}" calcext:value-type="string">
            <text:p>{"__v":0,"index":30,"pitch":"","competition":{"name":"U11", "section":"Champions League", "group":"1"},"tag":"6", "homeTeam":"Winner Group 3", "awayTeam":"2nd Group 2", "homeTeamFrom":"U11_Groups_G3_P1", "awayTeamFrom":"U11_Groups_G2_P2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Winner Group 4</text:p>
          </table:table-cell>
          <table:table-cell table:style-name="ce14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 table:style-name="ce14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/>
          <table:table-cell table:formula="of:=&quot;{&quot;&quot;__v&quot;&quot;:0,&quot;&quot;index&quot;&quot;:&quot; &amp; [.B32] &amp; &quot;,&quot;&quot;pitch&quot;&quot;:&quot;&quot;&quot; &amp; [.K32] &amp; &quot;&quot;&quot;,&quot;&quot;competition&quot;&quot;:{&quot;&quot;name&quot;&quot;:&quot;&quot;&quot; &amp; AGE_GROUP &amp; &quot;&quot;&quot;, &quot;&quot;section&quot;&quot;:&quot;&quot;&quot; &amp; [.F32] &amp; &quot;&quot;&quot;, &quot;&quot;group&quot;&quot;:&quot;&quot;&quot; &amp; [.C32] &amp;&quot;&quot;&quot;},&quot;&quot;tag&quot;&quot;:&quot;&quot;&quot; &amp; [.A32] &amp; &quot;&quot;&quot;, &quot;&quot;homeTeam&quot;&quot;:&quot;&quot;&quot; &amp; [.G32] &amp; &quot;&quot;&quot;, &quot;&quot;awayTeam&quot;&quot;:&quot;&quot;&quot; &amp; [.H32] &amp; &quot;&quot;&quot;, &quot;&quot;homeTeamFrom&quot;&quot;:&quot;&quot;&quot; &amp; [.I32] &amp; &quot;&quot;&quot;, &quot;&quot;awayTeamFrom&quot;&quot;:&quot;&quot;&quot; &amp; [.J32] &amp; &quot;&quot;&quot;}&quot;" office:value-type="string" office:string-value="{&quot;__v&quot;:0,&quot;index&quot;:31,&quot;pitch&quot;:&quot;&quot;,&quot;competition&quot;:{&quot;name&quot;:&quot;U11&quot;, &quot;section&quot;:&quot;Champions League&quot;, &quot;group&quot;:&quot;2&quot;},&quot;tag&quot;:&quot;1&quot;, &quot;homeTeam&quot;:&quot;Winner Group 2&quot;, &quot;awayTeam&quot;:&quot;Winner Group 4&quot;, &quot;homeTeamFrom&quot;:&quot;U11_Groups_G2_P1&quot;, &quot;awayTeamFrom&quot;:&quot;U11_Groups_G4_P1&quot;}" calcext:value-type="string">
            <text:p>{"__v":0,"index":31,"pitch":"","competition":{"name":"U11", "section":"Champions League", "group":"2"},"tag":"1", "homeTeam":"Winner Group 2", "awayTeam":"Winner Group 4", "homeTeamFrom":"U11_Groups_G2_P1", "awayTeamFrom":"U11_Groups_G4_P1"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 table:style-name="ce14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/>
          <table:table-cell table:formula="of:=&quot;{&quot;&quot;__v&quot;&quot;:0,&quot;&quot;index&quot;&quot;:&quot; &amp; [.B33] &amp; &quot;,&quot;&quot;pitch&quot;&quot;:&quot;&quot;&quot; &amp; [.K33] &amp; &quot;&quot;&quot;,&quot;&quot;competition&quot;&quot;:{&quot;&quot;name&quot;&quot;:&quot;&quot;&quot; &amp; AGE_GROUP &amp; &quot;&quot;&quot;, &quot;&quot;section&quot;&quot;:&quot;&quot;&quot; &amp; [.F33] &amp; &quot;&quot;&quot;, &quot;&quot;group&quot;&quot;:&quot;&quot;&quot; &amp; [.C33] &amp;&quot;&quot;&quot;},&quot;&quot;tag&quot;&quot;:&quot;&quot;&quot; &amp; [.A33] &amp; &quot;&quot;&quot;, &quot;&quot;homeTeam&quot;&quot;:&quot;&quot;&quot; &amp; [.G33] &amp; &quot;&quot;&quot;, &quot;&quot;awayTeam&quot;&quot;:&quot;&quot;&quot; &amp; [.H33] &amp; &quot;&quot;&quot;, &quot;&quot;homeTeamFrom&quot;&quot;:&quot;&quot;&quot; &amp; [.I33] &amp; &quot;&quot;&quot;, &quot;&quot;awayTeamFrom&quot;&quot;:&quot;&quot;&quot; &amp; [.J33] &amp; &quot;&quot;&quot;}&quot;" office:value-type="string" office:string-value="{&quot;__v&quot;:0,&quot;index&quot;:32,&quot;pitch&quot;:&quot;&quot;,&quot;competition&quot;:{&quot;name&quot;:&quot;U11&quot;, &quot;section&quot;:&quot;Champions League&quot;, &quot;group&quot;:&quot;2&quot;},&quot;tag&quot;:&quot;2&quot;, &quot;homeTeam&quot;:&quot;2nd Group 3&quot;, &quot;awayTeam&quot;:&quot;2nd Group 1&quot;, &quot;homeTeamFrom&quot;:&quot;U11_Groups_G3_P2&quot;, &quot;awayTeamFrom&quot;:&quot;U11_Groups_G1_P2&quot;}" calcext:value-type="string">
            <text:p>{"__v":0,"index":32,"pitch":"","competition":{"name":"U11", "section":"Champions League", "group":"2"},"tag":"2", "homeTeam":"2nd Group 3", "awayTeam":"2nd Group 1", "homeTeamFrom":"U11_Groups_G3_P2", "awayTeamFrom":"U11_Groups_G1_P2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 table:style-name="ce14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/>
          <table:table-cell table:formula="of:=&quot;{&quot;&quot;__v&quot;&quot;:0,&quot;&quot;index&quot;&quot;:&quot; &amp; [.B34] &amp; &quot;,&quot;&quot;pitch&quot;&quot;:&quot;&quot;&quot; &amp; [.K34] &amp; &quot;&quot;&quot;,&quot;&quot;competition&quot;&quot;:{&quot;&quot;name&quot;&quot;:&quot;&quot;&quot; &amp; AGE_GROUP &amp; &quot;&quot;&quot;, &quot;&quot;section&quot;&quot;:&quot;&quot;&quot; &amp; [.F34] &amp; &quot;&quot;&quot;, &quot;&quot;group&quot;&quot;:&quot;&quot;&quot; &amp; [.C34] &amp;&quot;&quot;&quot;},&quot;&quot;tag&quot;&quot;:&quot;&quot;&quot; &amp; [.A34] &amp; &quot;&quot;&quot;, &quot;&quot;homeTeam&quot;&quot;:&quot;&quot;&quot; &amp; [.G34] &amp; &quot;&quot;&quot;, &quot;&quot;awayTeam&quot;&quot;:&quot;&quot;&quot; &amp; [.H34] &amp; &quot;&quot;&quot;, &quot;&quot;homeTeamFrom&quot;&quot;:&quot;&quot;&quot; &amp; [.I34] &amp; &quot;&quot;&quot;, &quot;&quot;awayTeamFrom&quot;&quot;:&quot;&quot;&quot; &amp; [.J34] &amp; &quot;&quot;&quot;}&quot;" office:value-type="string" office:string-value="{&quot;__v&quot;:0,&quot;index&quot;:33,&quot;pitch&quot;:&quot;&quot;,&quot;competition&quot;:{&quot;name&quot;:&quot;U11&quot;, &quot;section&quot;:&quot;Champions League&quot;, &quot;group&quot;:&quot;2&quot;},&quot;tag&quot;:&quot;3&quot;, &quot;homeTeam&quot;:&quot;2nd Group 3&quot;, &quot;awayTeam&quot;:&quot;Winner Group 2&quot;, &quot;homeTeamFrom&quot;:&quot;U11_Groups_G3_P2&quot;, &quot;awayTeamFrom&quot;:&quot;U11_Groups_G2_P1&quot;}" calcext:value-type="string">
            <text:p>{"__v":0,"index":33,"pitch":"","competition":{"name":"U11", "section":"Champions League", "group":"2"},"tag":"3", "homeTeam":"2nd Group 3", "awayTeam":"Winner Group 2", "homeTeamFrom":"U11_Groups_G3_P2", "awayTeamFrom":"U11_Groups_G2_P1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4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 table:style-name="ce14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/>
          <table:table-cell table:formula="of:=&quot;{&quot;&quot;__v&quot;&quot;:0,&quot;&quot;index&quot;&quot;:&quot; &amp; [.B35] &amp; &quot;,&quot;&quot;pitch&quot;&quot;:&quot;&quot;&quot; &amp; [.K35] &amp; &quot;&quot;&quot;,&quot;&quot;competition&quot;&quot;:{&quot;&quot;name&quot;&quot;:&quot;&quot;&quot; &amp; AGE_GROUP &amp; &quot;&quot;&quot;, &quot;&quot;section&quot;&quot;:&quot;&quot;&quot; &amp; [.F35] &amp; &quot;&quot;&quot;, &quot;&quot;group&quot;&quot;:&quot;&quot;&quot; &amp; [.C35] &amp;&quot;&quot;&quot;},&quot;&quot;tag&quot;&quot;:&quot;&quot;&quot; &amp; [.A35] &amp; &quot;&quot;&quot;, &quot;&quot;homeTeam&quot;&quot;:&quot;&quot;&quot; &amp; [.G35] &amp; &quot;&quot;&quot;, &quot;&quot;awayTeam&quot;&quot;:&quot;&quot;&quot; &amp; [.H35] &amp; &quot;&quot;&quot;, &quot;&quot;homeTeamFrom&quot;&quot;:&quot;&quot;&quot; &amp; [.I35] &amp; &quot;&quot;&quot;, &quot;&quot;awayTeamFrom&quot;&quot;:&quot;&quot;&quot; &amp; [.J35] &amp; &quot;&quot;&quot;}&quot;" office:value-type="string" office:string-value="{&quot;__v&quot;:0,&quot;index&quot;:34,&quot;pitch&quot;:&quot;&quot;,&quot;competition&quot;:{&quot;name&quot;:&quot;U11&quot;, &quot;section&quot;:&quot;Champions League&quot;, &quot;group&quot;:&quot;2&quot;},&quot;tag&quot;:&quot;4&quot;, &quot;homeTeam&quot;:&quot;Winner Group 4&quot;, &quot;awayTeam&quot;:&quot;2nd Group 1&quot;, &quot;homeTeamFrom&quot;:&quot;U11_Groups_G4_P1&quot;, &quot;awayTeamFrom&quot;:&quot;U11_Groups_G1_P2&quot;}" calcext:value-type="string">
            <text:p>{"__v":0,"index":34,"pitch":"","competition":{"name":"U11", "section":"Champions League", "group":"2"},"tag":"4", "homeTeam":"Winner Group 4", "awayTeam":"2nd Group 1", "homeTeamFrom":"U11_Groups_G4_P1", "awayTeamFrom":"U11_Groups_G1_P2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 table:style-name="ce14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/>
          <table:table-cell table:formula="of:=&quot;{&quot;&quot;__v&quot;&quot;:0,&quot;&quot;index&quot;&quot;:&quot; &amp; [.B36] &amp; &quot;,&quot;&quot;pitch&quot;&quot;:&quot;&quot;&quot; &amp; [.K36] &amp; &quot;&quot;&quot;,&quot;&quot;competition&quot;&quot;:{&quot;&quot;name&quot;&quot;:&quot;&quot;&quot; &amp; AGE_GROUP &amp; &quot;&quot;&quot;, &quot;&quot;section&quot;&quot;:&quot;&quot;&quot; &amp; [.F36] &amp; &quot;&quot;&quot;, &quot;&quot;group&quot;&quot;:&quot;&quot;&quot; &amp; [.C36] &amp;&quot;&quot;&quot;},&quot;&quot;tag&quot;&quot;:&quot;&quot;&quot; &amp; [.A36] &amp; &quot;&quot;&quot;, &quot;&quot;homeTeam&quot;&quot;:&quot;&quot;&quot; &amp; [.G36] &amp; &quot;&quot;&quot;, &quot;&quot;awayTeam&quot;&quot;:&quot;&quot;&quot; &amp; [.H36] &amp; &quot;&quot;&quot;, &quot;&quot;homeTeamFrom&quot;&quot;:&quot;&quot;&quot; &amp; [.I36] &amp; &quot;&quot;&quot;, &quot;&quot;awayTeamFrom&quot;&quot;:&quot;&quot;&quot; &amp; [.J36] &amp; &quot;&quot;&quot;}&quot;" office:value-type="string" office:string-value="{&quot;__v&quot;:0,&quot;index&quot;:35,&quot;pitch&quot;:&quot;&quot;,&quot;competition&quot;:{&quot;name&quot;:&quot;U11&quot;, &quot;section&quot;:&quot;Champions League&quot;, &quot;group&quot;:&quot;2&quot;},&quot;tag&quot;:&quot;5&quot;, &quot;homeTeam&quot;:&quot;2nd Group 1&quot;, &quot;awayTeam&quot;:&quot;Winner Group 2&quot;, &quot;homeTeamFrom&quot;:&quot;U11_Groups_G1_P2&quot;, &quot;awayTeamFrom&quot;:&quot;U11_Groups_G2_P1&quot;}" calcext:value-type="string">
            <text:p>{"__v":0,"index":35,"pitch":"","competition":{"name":"U11", "section":"Champions League", "group":"2"},"tag":"5", "homeTeam":"2nd Group 1", "awayTeam":"Winner Group 2", "homeTeamFrom":"U11_Groups_G1_P2", "awayTeamFrom":"U11_Groups_G2_P1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4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 table:style-name="ce14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/>
          <table:table-cell table:formula="of:=&quot;{&quot;&quot;__v&quot;&quot;:0,&quot;&quot;index&quot;&quot;:&quot; &amp; [.B37] &amp; &quot;,&quot;&quot;pitch&quot;&quot;:&quot;&quot;&quot; &amp; [.K37] &amp; &quot;&quot;&quot;,&quot;&quot;competition&quot;&quot;:{&quot;&quot;name&quot;&quot;:&quot;&quot;&quot; &amp; AGE_GROUP &amp; &quot;&quot;&quot;, &quot;&quot;section&quot;&quot;:&quot;&quot;&quot; &amp; [.F37] &amp; &quot;&quot;&quot;, &quot;&quot;group&quot;&quot;:&quot;&quot;&quot; &amp; [.C37] &amp;&quot;&quot;&quot;},&quot;&quot;tag&quot;&quot;:&quot;&quot;&quot; &amp; [.A37] &amp; &quot;&quot;&quot;, &quot;&quot;homeTeam&quot;&quot;:&quot;&quot;&quot; &amp; [.G37] &amp; &quot;&quot;&quot;, &quot;&quot;awayTeam&quot;&quot;:&quot;&quot;&quot; &amp; [.H37] &amp; &quot;&quot;&quot;, &quot;&quot;homeTeamFrom&quot;&quot;:&quot;&quot;&quot; &amp; [.I37] &amp; &quot;&quot;&quot;, &quot;&quot;awayTeamFrom&quot;&quot;:&quot;&quot;&quot; &amp; [.J37] &amp; &quot;&quot;&quot;}&quot;" office:value-type="string" office:string-value="{&quot;__v&quot;:0,&quot;index&quot;:36,&quot;pitch&quot;:&quot;&quot;,&quot;competition&quot;:{&quot;name&quot;:&quot;U11&quot;, &quot;section&quot;:&quot;Champions League&quot;, &quot;group&quot;:&quot;2&quot;},&quot;tag&quot;:&quot;6&quot;, &quot;homeTeam&quot;:&quot;Winner Group 4&quot;, &quot;awayTeam&quot;:&quot;2nd Group 3&quot;, &quot;homeTeamFrom&quot;:&quot;U11_Groups_G4_P1&quot;, &quot;awayTeamFrom&quot;:&quot;U11_Groups_G3_P2&quot;}" calcext:value-type="string">
            <text:p>{"__v":0,"index":36,"pitch":"","competition":{"name":"U11", "section":"Champions League", "group":"2"},"tag":"6", "homeTeam":"Winner Group 4", "awayTeam":"2nd Group 3", "homeTeamFrom":"U11_Groups_G4_P1", "awayTeamFrom":"U11_Groups_G3_P2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3rd Group 1</text:p>
          </table:table-cell>
          <table:table-cell table:style-name="ce14" office:value-type="string" calcext:value-type="string">
            <text:p>3rd Group 3</text:p>
          </table:table-cell>
          <table:table-cell table:style-name="ce14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 table:style-name="ce14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/>
          <table:table-cell table:formula="of:=&quot;{&quot;&quot;__v&quot;&quot;:0,&quot;&quot;index&quot;&quot;:&quot; &amp; [.B38] &amp; &quot;,&quot;&quot;pitch&quot;&quot;:&quot;&quot;&quot; &amp; [.K38] &amp; &quot;&quot;&quot;,&quot;&quot;competition&quot;&quot;:{&quot;&quot;name&quot;&quot;:&quot;&quot;&quot; &amp; AGE_GROUP &amp; &quot;&quot;&quot;, &quot;&quot;section&quot;&quot;:&quot;&quot;&quot; &amp; [.F38] &amp; &quot;&quot;&quot;, &quot;&quot;group&quot;&quot;:&quot;&quot;&quot; &amp; [.C38] &amp;&quot;&quot;&quot;},&quot;&quot;tag&quot;&quot;:&quot;&quot;&quot; &amp; [.A38] &amp; &quot;&quot;&quot;, &quot;&quot;homeTeam&quot;&quot;:&quot;&quot;&quot; &amp; [.G38] &amp; &quot;&quot;&quot;, &quot;&quot;awayTeam&quot;&quot;:&quot;&quot;&quot; &amp; [.H38] &amp; &quot;&quot;&quot;, &quot;&quot;homeTeamFrom&quot;&quot;:&quot;&quot;&quot; &amp; [.I38] &amp; &quot;&quot;&quot;, &quot;&quot;awayTeamFrom&quot;&quot;:&quot;&quot;&quot; &amp; [.J38] &amp; &quot;&quot;&quot;}&quot;" office:value-type="string" office:string-value="{&quot;__v&quot;:0,&quot;index&quot;:37,&quot;pitch&quot;:&quot;&quot;,&quot;competition&quot;:{&quot;name&quot;:&quot;U11&quot;, &quot;section&quot;:&quot;Europa League&quot;, &quot;group&quot;:&quot;1&quot;},&quot;tag&quot;:&quot;1&quot;, &quot;homeTeam&quot;:&quot;3rd Group 1&quot;, &quot;awayTeam&quot;:&quot;3rd Group 3&quot;, &quot;homeTeamFrom&quot;:&quot;U11_Groups_G1_P3&quot;, &quot;awayTeamFrom&quot;:&quot;U11_Groups_G3_P3&quot;}" calcext:value-type="string">
            <text:p>{"__v":0,"index":37,"pitch":"","competition":{"name":"U11", "section":"Europa League", "group":"1"},"tag":"1", "homeTeam":"3rd Group 1", "awayTeam":"3rd Group 3", "homeTeamFrom":"U11_Groups_G1_P3", "awayTeamFrom":"U11_Groups_G3_P3"}</text:p>
          </table:table-cell>
          <table:table-cell table:style-name="ce20"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4th Group 2</text:p>
          </table:table-cell>
          <table:table-cell table:style-name="ce14" office:value-type="string" calcext:value-type="string">
            <text:p>4th Group 4</text:p>
          </table:table-cell>
          <table:table-cell table:style-name="ce14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 table:style-name="ce14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/>
          <table:table-cell table:formula="of:=&quot;{&quot;&quot;__v&quot;&quot;:0,&quot;&quot;index&quot;&quot;:&quot; &amp; [.B39] &amp; &quot;,&quot;&quot;pitch&quot;&quot;:&quot;&quot;&quot; &amp; [.K39] &amp; &quot;&quot;&quot;,&quot;&quot;competition&quot;&quot;:{&quot;&quot;name&quot;&quot;:&quot;&quot;&quot; &amp; AGE_GROUP &amp; &quot;&quot;&quot;, &quot;&quot;section&quot;&quot;:&quot;&quot;&quot; &amp; [.F39] &amp; &quot;&quot;&quot;, &quot;&quot;group&quot;&quot;:&quot;&quot;&quot; &amp; [.C39] &amp;&quot;&quot;&quot;},&quot;&quot;tag&quot;&quot;:&quot;&quot;&quot; &amp; [.A39] &amp; &quot;&quot;&quot;, &quot;&quot;homeTeam&quot;&quot;:&quot;&quot;&quot; &amp; [.G39] &amp; &quot;&quot;&quot;, &quot;&quot;awayTeam&quot;&quot;:&quot;&quot;&quot; &amp; [.H39] &amp; &quot;&quot;&quot;, &quot;&quot;homeTeamFrom&quot;&quot;:&quot;&quot;&quot; &amp; [.I39] &amp; &quot;&quot;&quot;, &quot;&quot;awayTeamFrom&quot;&quot;:&quot;&quot;&quot; &amp; [.J39] &amp; &quot;&quot;&quot;}&quot;" office:value-type="string" office:string-value="{&quot;__v&quot;:0,&quot;index&quot;:38,&quot;pitch&quot;:&quot;&quot;,&quot;competition&quot;:{&quot;name&quot;:&quot;U11&quot;, &quot;section&quot;:&quot;Europa League&quot;, &quot;group&quot;:&quot;1&quot;},&quot;tag&quot;:&quot;2&quot;, &quot;homeTeam&quot;:&quot;4th Group 2&quot;, &quot;awayTeam&quot;:&quot;4th Group 4&quot;, &quot;homeTeamFrom&quot;:&quot;U11_Groups_G2_P4&quot;, &quot;awayTeamFrom&quot;:&quot;U11_Groups_G4_P4&quot;}" calcext:value-type="string">
            <text:p>{"__v":0,"index":38,"pitch":"","competition":{"name":"U11", "section":"Europa League", "group":"1"},"tag":"2", "homeTeam":"4th Group 2", "awayTeam":"4th Group 4", "homeTeamFrom":"U11_Groups_G2_P4", "awayTeamFrom":"U11_Groups_G4_P4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4th Group 2</text:p>
          </table:table-cell>
          <table:table-cell table:style-name="ce14" office:value-type="string" calcext:value-type="string">
            <text:p>3rd Group 1</text:p>
          </table:table-cell>
          <table:table-cell table:style-name="ce14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 table:style-name="ce14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/>
          <table:table-cell table:formula="of:=&quot;{&quot;&quot;__v&quot;&quot;:0,&quot;&quot;index&quot;&quot;:&quot; &amp; [.B40] &amp; &quot;,&quot;&quot;pitch&quot;&quot;:&quot;&quot;&quot; &amp; [.K40] &amp; &quot;&quot;&quot;,&quot;&quot;competition&quot;&quot;:{&quot;&quot;name&quot;&quot;:&quot;&quot;&quot; &amp; AGE_GROUP &amp; &quot;&quot;&quot;, &quot;&quot;section&quot;&quot;:&quot;&quot;&quot; &amp; [.F40] &amp; &quot;&quot;&quot;, &quot;&quot;group&quot;&quot;:&quot;&quot;&quot; &amp; [.C40] &amp;&quot;&quot;&quot;},&quot;&quot;tag&quot;&quot;:&quot;&quot;&quot; &amp; [.A40] &amp; &quot;&quot;&quot;, &quot;&quot;homeTeam&quot;&quot;:&quot;&quot;&quot; &amp; [.G40] &amp; &quot;&quot;&quot;, &quot;&quot;awayTeam&quot;&quot;:&quot;&quot;&quot; &amp; [.H40] &amp; &quot;&quot;&quot;, &quot;&quot;homeTeamFrom&quot;&quot;:&quot;&quot;&quot; &amp; [.I40] &amp; &quot;&quot;&quot;, &quot;&quot;awayTeamFrom&quot;&quot;:&quot;&quot;&quot; &amp; [.J40] &amp; &quot;&quot;&quot;}&quot;" office:value-type="string" office:string-value="{&quot;__v&quot;:0,&quot;index&quot;:39,&quot;pitch&quot;:&quot;&quot;,&quot;competition&quot;:{&quot;name&quot;:&quot;U11&quot;, &quot;section&quot;:&quot;Europa League&quot;, &quot;group&quot;:&quot;1&quot;},&quot;tag&quot;:&quot;3&quot;, &quot;homeTeam&quot;:&quot;4th Group 2&quot;, &quot;awayTeam&quot;:&quot;3rd Group 1&quot;, &quot;homeTeamFrom&quot;:&quot;U11_Groups_G2_P4&quot;, &quot;awayTeamFrom&quot;:&quot;U11_Groups_G1_P3&quot;}" calcext:value-type="string">
            <text:p>{"__v":0,"index":39,"pitch":"","competition":{"name":"U11", "section":"Europa League", "group":"1"},"tag":"3", "homeTeam":"4th Group 2", "awayTeam":"3rd Group 1", "homeTeamFrom":"U11_Groups_G2_P4", "awayTeamFrom":"U11_Groups_G1_P3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3rd Group 3</text:p>
          </table:table-cell>
          <table:table-cell table:style-name="ce14" office:value-type="string" calcext:value-type="string">
            <text:p>4th Group 4</text:p>
          </table:table-cell>
          <table:table-cell table:style-name="ce14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 table:style-name="ce14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/>
          <table:table-cell table:formula="of:=&quot;{&quot;&quot;__v&quot;&quot;:0,&quot;&quot;index&quot;&quot;:&quot; &amp; [.B41] &amp; &quot;,&quot;&quot;pitch&quot;&quot;:&quot;&quot;&quot; &amp; [.K41] &amp; &quot;&quot;&quot;,&quot;&quot;competition&quot;&quot;:{&quot;&quot;name&quot;&quot;:&quot;&quot;&quot; &amp; AGE_GROUP &amp; &quot;&quot;&quot;, &quot;&quot;section&quot;&quot;:&quot;&quot;&quot; &amp; [.F41] &amp; &quot;&quot;&quot;, &quot;&quot;group&quot;&quot;:&quot;&quot;&quot; &amp; [.C41] &amp;&quot;&quot;&quot;},&quot;&quot;tag&quot;&quot;:&quot;&quot;&quot; &amp; [.A41] &amp; &quot;&quot;&quot;, &quot;&quot;homeTeam&quot;&quot;:&quot;&quot;&quot; &amp; [.G41] &amp; &quot;&quot;&quot;, &quot;&quot;awayTeam&quot;&quot;:&quot;&quot;&quot; &amp; [.H41] &amp; &quot;&quot;&quot;, &quot;&quot;homeTeamFrom&quot;&quot;:&quot;&quot;&quot; &amp; [.I41] &amp; &quot;&quot;&quot;, &quot;&quot;awayTeamFrom&quot;&quot;:&quot;&quot;&quot; &amp; [.J41] &amp; &quot;&quot;&quot;}&quot;" office:value-type="string" office:string-value="{&quot;__v&quot;:0,&quot;index&quot;:40,&quot;pitch&quot;:&quot;&quot;,&quot;competition&quot;:{&quot;name&quot;:&quot;U11&quot;, &quot;section&quot;:&quot;Europa League&quot;, &quot;group&quot;:&quot;1&quot;},&quot;tag&quot;:&quot;4&quot;, &quot;homeTeam&quot;:&quot;3rd Group 3&quot;, &quot;awayTeam&quot;:&quot;4th Group 4&quot;, &quot;homeTeamFrom&quot;:&quot;U11_Groups_G3_P3&quot;, &quot;awayTeamFrom&quot;:&quot;U11_Groups_G4_P4&quot;}" calcext:value-type="string">
            <text:p>{"__v":0,"index":40,"pitch":"","competition":{"name":"U11", "section":"Europa League", "group":"1"},"tag":"4", "homeTeam":"3rd Group 3", "awayTeam":"4th Group 4", "homeTeamFrom":"U11_Groups_G3_P3", "awayTeamFrom":"U11_Groups_G4_P4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4th Group 4</text:p>
          </table:table-cell>
          <table:table-cell table:style-name="ce14" office:value-type="string" calcext:value-type="string">
            <text:p>3rd Group 1</text:p>
          </table:table-cell>
          <table:table-cell table:style-name="ce14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 table:style-name="ce14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/>
          <table:table-cell table:formula="of:=&quot;{&quot;&quot;__v&quot;&quot;:0,&quot;&quot;index&quot;&quot;:&quot; &amp; [.B42] &amp; &quot;,&quot;&quot;pitch&quot;&quot;:&quot;&quot;&quot; &amp; [.K42] &amp; &quot;&quot;&quot;,&quot;&quot;competition&quot;&quot;:{&quot;&quot;name&quot;&quot;:&quot;&quot;&quot; &amp; AGE_GROUP &amp; &quot;&quot;&quot;, &quot;&quot;section&quot;&quot;:&quot;&quot;&quot; &amp; [.F42] &amp; &quot;&quot;&quot;, &quot;&quot;group&quot;&quot;:&quot;&quot;&quot; &amp; [.C42] &amp;&quot;&quot;&quot;},&quot;&quot;tag&quot;&quot;:&quot;&quot;&quot; &amp; [.A42] &amp; &quot;&quot;&quot;, &quot;&quot;homeTeam&quot;&quot;:&quot;&quot;&quot; &amp; [.G42] &amp; &quot;&quot;&quot;, &quot;&quot;awayTeam&quot;&quot;:&quot;&quot;&quot; &amp; [.H42] &amp; &quot;&quot;&quot;, &quot;&quot;homeTeamFrom&quot;&quot;:&quot;&quot;&quot; &amp; [.I42] &amp; &quot;&quot;&quot;, &quot;&quot;awayTeamFrom&quot;&quot;:&quot;&quot;&quot; &amp; [.J42] &amp; &quot;&quot;&quot;}&quot;" office:value-type="string" office:string-value="{&quot;__v&quot;:0,&quot;index&quot;:41,&quot;pitch&quot;:&quot;&quot;,&quot;competition&quot;:{&quot;name&quot;:&quot;U11&quot;, &quot;section&quot;:&quot;Europa League&quot;, &quot;group&quot;:&quot;1&quot;},&quot;tag&quot;:&quot;5&quot;, &quot;homeTeam&quot;:&quot;4th Group 4&quot;, &quot;awayTeam&quot;:&quot;3rd Group 1&quot;, &quot;homeTeamFrom&quot;:&quot;U11_Groups_G4_P4&quot;, &quot;awayTeamFrom&quot;:&quot;U11_Groups_G1_P3&quot;}" calcext:value-type="string">
            <text:p>{"__v":0,"index":41,"pitch":"","competition":{"name":"U11", "section":"Europa League", "group":"1"},"tag":"5", "homeTeam":"4th Group 4", "awayTeam":"3rd Group 1", "homeTeamFrom":"U11_Groups_G4_P4", "awayTeamFrom":"U11_Groups_G1_P3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3rd Group 3</text:p>
          </table:table-cell>
          <table:table-cell table:style-name="ce14" office:value-type="string" calcext:value-type="string">
            <text:p>4th Group 2</text:p>
          </table:table-cell>
          <table:table-cell table:style-name="ce14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 table:style-name="ce14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/>
          <table:table-cell table:formula="of:=&quot;{&quot;&quot;__v&quot;&quot;:0,&quot;&quot;index&quot;&quot;:&quot; &amp; [.B43] &amp; &quot;,&quot;&quot;pitch&quot;&quot;:&quot;&quot;&quot; &amp; [.K43] &amp; &quot;&quot;&quot;,&quot;&quot;competition&quot;&quot;:{&quot;&quot;name&quot;&quot;:&quot;&quot;&quot; &amp; AGE_GROUP &amp; &quot;&quot;&quot;, &quot;&quot;section&quot;&quot;:&quot;&quot;&quot; &amp; [.F43] &amp; &quot;&quot;&quot;, &quot;&quot;group&quot;&quot;:&quot;&quot;&quot; &amp; [.C43] &amp;&quot;&quot;&quot;},&quot;&quot;tag&quot;&quot;:&quot;&quot;&quot; &amp; [.A43] &amp; &quot;&quot;&quot;, &quot;&quot;homeTeam&quot;&quot;:&quot;&quot;&quot; &amp; [.G43] &amp; &quot;&quot;&quot;, &quot;&quot;awayTeam&quot;&quot;:&quot;&quot;&quot; &amp; [.H43] &amp; &quot;&quot;&quot;, &quot;&quot;homeTeamFrom&quot;&quot;:&quot;&quot;&quot; &amp; [.I43] &amp; &quot;&quot;&quot;, &quot;&quot;awayTeamFrom&quot;&quot;:&quot;&quot;&quot; &amp; [.J43] &amp; &quot;&quot;&quot;}&quot;" office:value-type="string" office:string-value="{&quot;__v&quot;:0,&quot;index&quot;:42,&quot;pitch&quot;:&quot;&quot;,&quot;competition&quot;:{&quot;name&quot;:&quot;U11&quot;, &quot;section&quot;:&quot;Europa League&quot;, &quot;group&quot;:&quot;1&quot;},&quot;tag&quot;:&quot;6&quot;, &quot;homeTeam&quot;:&quot;3rd Group 3&quot;, &quot;awayTeam&quot;:&quot;4th Group 2&quot;, &quot;homeTeamFrom&quot;:&quot;U11_Groups_G3_P3&quot;, &quot;awayTeamFrom&quot;:&quot;U11_Groups_G2_P4&quot;}" calcext:value-type="string">
            <text:p>{"__v":0,"index":42,"pitch":"","competition":{"name":"U11", "section":"Europa League", "group":"1"},"tag":"6", "homeTeam":"3rd Group 3", "awayTeam":"4th Group 2", "homeTeamFrom":"U11_Groups_G3_P3", "awayTeamFrom":"U11_Groups_G2_P4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3rd Group 2</text:p>
          </table:table-cell>
          <table:table-cell table:style-name="ce14" office:value-type="string" calcext:value-type="string">
            <text:p>3rd Group 4</text:p>
          </table:table-cell>
          <table:table-cell table:style-name="ce14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 table:style-name="ce14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/>
          <table:table-cell table:formula="of:=&quot;{&quot;&quot;__v&quot;&quot;:0,&quot;&quot;index&quot;&quot;:&quot; &amp; [.B44] &amp; &quot;,&quot;&quot;pitch&quot;&quot;:&quot;&quot;&quot; &amp; [.K44] &amp; &quot;&quot;&quot;,&quot;&quot;competition&quot;&quot;:{&quot;&quot;name&quot;&quot;:&quot;&quot;&quot; &amp; AGE_GROUP &amp; &quot;&quot;&quot;, &quot;&quot;section&quot;&quot;:&quot;&quot;&quot; &amp; [.F44] &amp; &quot;&quot;&quot;, &quot;&quot;group&quot;&quot;:&quot;&quot;&quot; &amp; [.C44] &amp;&quot;&quot;&quot;},&quot;&quot;tag&quot;&quot;:&quot;&quot;&quot; &amp; [.A44] &amp; &quot;&quot;&quot;, &quot;&quot;homeTeam&quot;&quot;:&quot;&quot;&quot; &amp; [.G44] &amp; &quot;&quot;&quot;, &quot;&quot;awayTeam&quot;&quot;:&quot;&quot;&quot; &amp; [.H44] &amp; &quot;&quot;&quot;, &quot;&quot;homeTeamFrom&quot;&quot;:&quot;&quot;&quot; &amp; [.I44] &amp; &quot;&quot;&quot;, &quot;&quot;awayTeamFrom&quot;&quot;:&quot;&quot;&quot; &amp; [.J44] &amp; &quot;&quot;&quot;}&quot;" office:value-type="string" office:string-value="{&quot;__v&quot;:0,&quot;index&quot;:43,&quot;pitch&quot;:&quot;&quot;,&quot;competition&quot;:{&quot;name&quot;:&quot;U11&quot;, &quot;section&quot;:&quot;Europa League&quot;, &quot;group&quot;:&quot;2&quot;},&quot;tag&quot;:&quot;1&quot;, &quot;homeTeam&quot;:&quot;3rd Group 2&quot;, &quot;awayTeam&quot;:&quot;3rd Group 4&quot;, &quot;homeTeamFrom&quot;:&quot;U11_Groups_G2_P3&quot;, &quot;awayTeamFrom&quot;:&quot;U11_Groups_G4_P3&quot;}" calcext:value-type="string">
            <text:p>{"__v":0,"index":43,"pitch":"","competition":{"name":"U11", "section":"Europa League", "group":"2"},"tag":"1", "homeTeam":"3rd Group 2", "awayTeam":"3rd Group 4", "homeTeamFrom":"U11_Groups_G2_P3", "awayTeamFrom":"U11_Groups_G4_P3"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4th Group 3</text:p>
          </table:table-cell>
          <table:table-cell table:style-name="ce14" office:value-type="string" calcext:value-type="string">
            <text:p>4th Group 1</text:p>
          </table:table-cell>
          <table:table-cell table:style-name="ce14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 table:style-name="ce14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/>
          <table:table-cell table:formula="of:=&quot;{&quot;&quot;__v&quot;&quot;:0,&quot;&quot;index&quot;&quot;:&quot; &amp; [.B45] &amp; &quot;,&quot;&quot;pitch&quot;&quot;:&quot;&quot;&quot; &amp; [.K45] &amp; &quot;&quot;&quot;,&quot;&quot;competition&quot;&quot;:{&quot;&quot;name&quot;&quot;:&quot;&quot;&quot; &amp; AGE_GROUP &amp; &quot;&quot;&quot;, &quot;&quot;section&quot;&quot;:&quot;&quot;&quot; &amp; [.F45] &amp; &quot;&quot;&quot;, &quot;&quot;group&quot;&quot;:&quot;&quot;&quot; &amp; [.C45] &amp;&quot;&quot;&quot;},&quot;&quot;tag&quot;&quot;:&quot;&quot;&quot; &amp; [.A45] &amp; &quot;&quot;&quot;, &quot;&quot;homeTeam&quot;&quot;:&quot;&quot;&quot; &amp; [.G45] &amp; &quot;&quot;&quot;, &quot;&quot;awayTeam&quot;&quot;:&quot;&quot;&quot; &amp; [.H45] &amp; &quot;&quot;&quot;, &quot;&quot;homeTeamFrom&quot;&quot;:&quot;&quot;&quot; &amp; [.I45] &amp; &quot;&quot;&quot;, &quot;&quot;awayTeamFrom&quot;&quot;:&quot;&quot;&quot; &amp; [.J45] &amp; &quot;&quot;&quot;}&quot;" office:value-type="string" office:string-value="{&quot;__v&quot;:0,&quot;index&quot;:44,&quot;pitch&quot;:&quot;&quot;,&quot;competition&quot;:{&quot;name&quot;:&quot;U11&quot;, &quot;section&quot;:&quot;Europa League&quot;, &quot;group&quot;:&quot;2&quot;},&quot;tag&quot;:&quot;2&quot;, &quot;homeTeam&quot;:&quot;4th Group 3&quot;, &quot;awayTeam&quot;:&quot;4th Group 1&quot;, &quot;homeTeamFrom&quot;:&quot;U11_Groups_G3_P4&quot;, &quot;awayTeamFrom&quot;:&quot;U11_Groups_G1_P4&quot;}" calcext:value-type="string">
            <text:p>{"__v":0,"index":44,"pitch":"","competition":{"name":"U11", "section":"Europa League", "group":"2"},"tag":"2", "homeTeam":"4th Group 3", "awayTeam":"4th Group 1", "homeTeamFrom":"U11_Groups_G3_P4", "awayTeamFrom":"U11_Groups_G1_P4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4th Group 3</text:p>
          </table:table-cell>
          <table:table-cell table:style-name="ce14" office:value-type="string" calcext:value-type="string">
            <text:p>3rd Group 2</text:p>
          </table:table-cell>
          <table:table-cell table:style-name="ce14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 table:style-name="ce14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/>
          <table:table-cell table:formula="of:=&quot;{&quot;&quot;__v&quot;&quot;:0,&quot;&quot;index&quot;&quot;:&quot; &amp; [.B46] &amp; &quot;,&quot;&quot;pitch&quot;&quot;:&quot;&quot;&quot; &amp; [.K46] &amp; &quot;&quot;&quot;,&quot;&quot;competition&quot;&quot;:{&quot;&quot;name&quot;&quot;:&quot;&quot;&quot; &amp; AGE_GROUP &amp; &quot;&quot;&quot;, &quot;&quot;section&quot;&quot;:&quot;&quot;&quot; &amp; [.F46] &amp; &quot;&quot;&quot;, &quot;&quot;group&quot;&quot;:&quot;&quot;&quot; &amp; [.C46] &amp;&quot;&quot;&quot;},&quot;&quot;tag&quot;&quot;:&quot;&quot;&quot; &amp; [.A46] &amp; &quot;&quot;&quot;, &quot;&quot;homeTeam&quot;&quot;:&quot;&quot;&quot; &amp; [.G46] &amp; &quot;&quot;&quot;, &quot;&quot;awayTeam&quot;&quot;:&quot;&quot;&quot; &amp; [.H46] &amp; &quot;&quot;&quot;, &quot;&quot;homeTeamFrom&quot;&quot;:&quot;&quot;&quot; &amp; [.I46] &amp; &quot;&quot;&quot;, &quot;&quot;awayTeamFrom&quot;&quot;:&quot;&quot;&quot; &amp; [.J46] &amp; &quot;&quot;&quot;}&quot;" office:value-type="string" office:string-value="{&quot;__v&quot;:0,&quot;index&quot;:45,&quot;pitch&quot;:&quot;&quot;,&quot;competition&quot;:{&quot;name&quot;:&quot;U11&quot;, &quot;section&quot;:&quot;Europa League&quot;, &quot;group&quot;:&quot;2&quot;},&quot;tag&quot;:&quot;3&quot;, &quot;homeTeam&quot;:&quot;4th Group 3&quot;, &quot;awayTeam&quot;:&quot;3rd Group 2&quot;, &quot;homeTeamFrom&quot;:&quot;U11_Groups_G3_P4&quot;, &quot;awayTeamFrom&quot;:&quot;U11_Groups_G2_P3&quot;}" calcext:value-type="string">
            <text:p>{"__v":0,"index":45,"pitch":"","competition":{"name":"U11", "section":"Europa League", "group":"2"},"tag":"3", "homeTeam":"4th Group 3", "awayTeam":"3rd Group 2", "homeTeamFrom":"U11_Groups_G3_P4", "awayTeamFrom":"U11_Groups_G2_P3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3rd Group 4</text:p>
          </table:table-cell>
          <table:table-cell table:style-name="ce14" office:value-type="string" calcext:value-type="string">
            <text:p>4th Group 1</text:p>
          </table:table-cell>
          <table:table-cell table:style-name="ce14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 table:style-name="ce14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/>
          <table:table-cell table:formula="of:=&quot;{&quot;&quot;__v&quot;&quot;:0,&quot;&quot;index&quot;&quot;:&quot; &amp; [.B47] &amp; &quot;,&quot;&quot;pitch&quot;&quot;:&quot;&quot;&quot; &amp; [.K47] &amp; &quot;&quot;&quot;,&quot;&quot;competition&quot;&quot;:{&quot;&quot;name&quot;&quot;:&quot;&quot;&quot; &amp; AGE_GROUP &amp; &quot;&quot;&quot;, &quot;&quot;section&quot;&quot;:&quot;&quot;&quot; &amp; [.F47] &amp; &quot;&quot;&quot;, &quot;&quot;group&quot;&quot;:&quot;&quot;&quot; &amp; [.C47] &amp;&quot;&quot;&quot;},&quot;&quot;tag&quot;&quot;:&quot;&quot;&quot; &amp; [.A47] &amp; &quot;&quot;&quot;, &quot;&quot;homeTeam&quot;&quot;:&quot;&quot;&quot; &amp; [.G47] &amp; &quot;&quot;&quot;, &quot;&quot;awayTeam&quot;&quot;:&quot;&quot;&quot; &amp; [.H47] &amp; &quot;&quot;&quot;, &quot;&quot;homeTeamFrom&quot;&quot;:&quot;&quot;&quot; &amp; [.I47] &amp; &quot;&quot;&quot;, &quot;&quot;awayTeamFrom&quot;&quot;:&quot;&quot;&quot; &amp; [.J47] &amp; &quot;&quot;&quot;}&quot;" office:value-type="string" office:string-value="{&quot;__v&quot;:0,&quot;index&quot;:46,&quot;pitch&quot;:&quot;&quot;,&quot;competition&quot;:{&quot;name&quot;:&quot;U11&quot;, &quot;section&quot;:&quot;Europa League&quot;, &quot;group&quot;:&quot;2&quot;},&quot;tag&quot;:&quot;4&quot;, &quot;homeTeam&quot;:&quot;3rd Group 4&quot;, &quot;awayTeam&quot;:&quot;4th Group 1&quot;, &quot;homeTeamFrom&quot;:&quot;U11_Groups_G4_P3&quot;, &quot;awayTeamFrom&quot;:&quot;U11_Groups_G1_P4&quot;}" calcext:value-type="string">
            <text:p>{"__v":0,"index":46,"pitch":"","competition":{"name":"U11", "section":"Europa League", "group":"2"},"tag":"4", "homeTeam":"3rd Group 4", "awayTeam":"4th Group 1", "homeTeamFrom":"U11_Groups_G4_P3", "awayTeamFrom":"U11_Groups_G1_P4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4th Group 1</text:p>
          </table:table-cell>
          <table:table-cell table:style-name="ce14" office:value-type="string" calcext:value-type="string">
            <text:p>3rd Group 2</text:p>
          </table:table-cell>
          <table:table-cell table:style-name="ce14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 table:style-name="ce14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/>
          <table:table-cell table:formula="of:=&quot;{&quot;&quot;__v&quot;&quot;:0,&quot;&quot;index&quot;&quot;:&quot; &amp; [.B48] &amp; &quot;,&quot;&quot;pitch&quot;&quot;:&quot;&quot;&quot; &amp; [.K48] &amp; &quot;&quot;&quot;,&quot;&quot;competition&quot;&quot;:{&quot;&quot;name&quot;&quot;:&quot;&quot;&quot; &amp; AGE_GROUP &amp; &quot;&quot;&quot;, &quot;&quot;section&quot;&quot;:&quot;&quot;&quot; &amp; [.F48] &amp; &quot;&quot;&quot;, &quot;&quot;group&quot;&quot;:&quot;&quot;&quot; &amp; [.C48] &amp;&quot;&quot;&quot;},&quot;&quot;tag&quot;&quot;:&quot;&quot;&quot; &amp; [.A48] &amp; &quot;&quot;&quot;, &quot;&quot;homeTeam&quot;&quot;:&quot;&quot;&quot; &amp; [.G48] &amp; &quot;&quot;&quot;, &quot;&quot;awayTeam&quot;&quot;:&quot;&quot;&quot; &amp; [.H48] &amp; &quot;&quot;&quot;, &quot;&quot;homeTeamFrom&quot;&quot;:&quot;&quot;&quot; &amp; [.I48] &amp; &quot;&quot;&quot;, &quot;&quot;awayTeamFrom&quot;&quot;:&quot;&quot;&quot; &amp; [.J48] &amp; &quot;&quot;&quot;}&quot;" office:value-type="string" office:string-value="{&quot;__v&quot;:0,&quot;index&quot;:47,&quot;pitch&quot;:&quot;&quot;,&quot;competition&quot;:{&quot;name&quot;:&quot;U11&quot;, &quot;section&quot;:&quot;Europa League&quot;, &quot;group&quot;:&quot;2&quot;},&quot;tag&quot;:&quot;5&quot;, &quot;homeTeam&quot;:&quot;4th Group 1&quot;, &quot;awayTeam&quot;:&quot;3rd Group 2&quot;, &quot;homeTeamFrom&quot;:&quot;U11_Groups_G1_P4&quot;, &quot;awayTeamFrom&quot;:&quot;U11_Groups_G2_P3&quot;}" calcext:value-type="string">
            <text:p>{"__v":0,"index":47,"pitch":"","competition":{"name":"U11", "section":"Europa League", "group":"2"},"tag":"5", "homeTeam":"4th Group 1", "awayTeam":"3rd Group 2", "homeTeamFrom":"U11_Groups_G1_P4", "awayTeamFrom":"U11_Groups_G2_P3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3rd Group 4</text:p>
          </table:table-cell>
          <table:table-cell table:style-name="ce14" office:value-type="string" calcext:value-type="string">
            <text:p>4th Group 3</text:p>
          </table:table-cell>
          <table:table-cell table:style-name="ce14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 table:style-name="ce14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/>
          <table:table-cell table:formula="of:=&quot;{&quot;&quot;__v&quot;&quot;:0,&quot;&quot;index&quot;&quot;:&quot; &amp; [.B49] &amp; &quot;,&quot;&quot;pitch&quot;&quot;:&quot;&quot;&quot; &amp; [.K49] &amp; &quot;&quot;&quot;,&quot;&quot;competition&quot;&quot;:{&quot;&quot;name&quot;&quot;:&quot;&quot;&quot; &amp; AGE_GROUP &amp; &quot;&quot;&quot;, &quot;&quot;section&quot;&quot;:&quot;&quot;&quot; &amp; [.F49] &amp; &quot;&quot;&quot;, &quot;&quot;group&quot;&quot;:&quot;&quot;&quot; &amp; [.C49] &amp;&quot;&quot;&quot;},&quot;&quot;tag&quot;&quot;:&quot;&quot;&quot; &amp; [.A49] &amp; &quot;&quot;&quot;, &quot;&quot;homeTeam&quot;&quot;:&quot;&quot;&quot; &amp; [.G49] &amp; &quot;&quot;&quot;, &quot;&quot;awayTeam&quot;&quot;:&quot;&quot;&quot; &amp; [.H49] &amp; &quot;&quot;&quot;, &quot;&quot;homeTeamFrom&quot;&quot;:&quot;&quot;&quot; &amp; [.I49] &amp; &quot;&quot;&quot;, &quot;&quot;awayTeamFrom&quot;&quot;:&quot;&quot;&quot; &amp; [.J49] &amp; &quot;&quot;&quot;}&quot;" office:value-type="string" office:string-value="{&quot;__v&quot;:0,&quot;index&quot;:48,&quot;pitch&quot;:&quot;&quot;,&quot;competition&quot;:{&quot;name&quot;:&quot;U11&quot;, &quot;section&quot;:&quot;Europa League&quot;, &quot;group&quot;:&quot;2&quot;},&quot;tag&quot;:&quot;6&quot;, &quot;homeTeam&quot;:&quot;3rd Group 4&quot;, &quot;awayTeam&quot;:&quot;4th Group 3&quot;, &quot;homeTeamFrom&quot;:&quot;U11_Groups_G4_P3&quot;, &quot;awayTeamFrom&quot;:&quot;U11_Groups_G3_P4&quot;}" calcext:value-type="string">
            <text:p>{"__v":0,"index":48,"pitch":"","competition":{"name":"U11", "section":"Europa League", "group":"2"},"tag":"6", "homeTeam":"3rd Group 4", "awayTeam":"4th Group 3", "homeTeamFrom":"U11_Groups_G4_P3", "awayTeamFrom":"U11_Groups_G3_P4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2nd Group 2</text:p>
          </table:table-cell>
          <table:table-cell table:style-name="ce14" table:formula="of:=AGE_GROUP&amp;&quot;_CL_G1_P1&quot;" office:value-type="string" office:string-value="U11_CL_G1_P1" calcext:value-type="string">
            <text:p>U11_CL_G1_P1</text:p>
          </table:table-cell>
          <table:table-cell table:style-name="ce14" table:formula="of:=AGE_GROUP&amp;&quot;_CL_G2_P2&quot;" office:value-type="string" office:string-value="U11_CL_G2_P2" calcext:value-type="string">
            <text:p>U11_CL_G2_P2</text:p>
          </table:table-cell>
          <table:table-cell/>
          <table:table-cell table:formula="of:=&quot;{&quot;&quot;__v&quot;&quot;:0,&quot;&quot;index&quot;&quot;:&quot; &amp; [.B50] &amp; &quot;,&quot;&quot;pitch&quot;&quot;:&quot;&quot;&quot; &amp; [.K50] &amp; &quot;&quot;&quot;,&quot;&quot;competition&quot;&quot;:{&quot;&quot;name&quot;&quot;:&quot;&quot;&quot; &amp; AGE_GROUP &amp; &quot;&quot;&quot;, &quot;&quot;section&quot;&quot;:&quot;&quot;&quot; &amp; [.F50] &amp; &quot;&quot;&quot;, &quot;&quot;group&quot;&quot;:&quot;&quot;&quot; &amp; [.C50] &amp;&quot;&quot;&quot;},&quot;&quot;tag&quot;&quot;:&quot;&quot;&quot; &amp; [.A50] &amp; &quot;&quot;&quot;, &quot;&quot;homeTeam&quot;&quot;:&quot;&quot;&quot; &amp; [.G50] &amp; &quot;&quot;&quot;, &quot;&quot;awayTeam&quot;&quot;:&quot;&quot;&quot; &amp; [.H50] &amp; &quot;&quot;&quot;, &quot;&quot;homeTeamFrom&quot;&quot;:&quot;&quot;&quot; &amp; [.I50] &amp; &quot;&quot;&quot;, &quot;&quot;awayTeamFrom&quot;&quot;:&quot;&quot;&quot; &amp; [.J50] &amp; &quot;&quot;&quot;}&quot;" office:value-type="string" office:string-value="{&quot;__v&quot;:0,&quot;index&quot;:49,&quot;pitch&quot;:&quot;&quot;,&quot;competition&quot;:{&quot;name&quot;:&quot;U11&quot;, &quot;section&quot;:&quot;Champions League&quot;, &quot;group&quot;:&quot;&quot;},&quot;tag&quot;:&quot;SF1&quot;, &quot;homeTeam&quot;:&quot;Winner Group 1&quot;, &quot;awayTeam&quot;:&quot;2nd Group 2&quot;, &quot;homeTeamFrom&quot;:&quot;U11_CL_G1_P1&quot;, &quot;awayTeamFrom&quot;:&quot;U11_CL_G2_P2&quot;}" calcext:value-type="string">
            <text:p>{"__v":0,"index":49,"pitch":"","competition":{"name":"U11", "section":"Champions League", "group":""},"tag":"SF1", "homeTeam":"Winner Group 1", "awayTeam":"2nd Group 2", "homeTeamFrom":"U11_CL_G1_P1", "awayTeamFrom":"U11_CL_G2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2nd Group 1</text:p>
          </table:table-cell>
          <table:table-cell table:style-name="ce14" table:formula="of:=AGE_GROUP&amp;&quot;_CL_G2_P1&quot;" office:value-type="string" office:string-value="U11_CL_G2_P1" calcext:value-type="string">
            <text:p>U11_CL_G2_P1</text:p>
          </table:table-cell>
          <table:table-cell table:style-name="ce14" table:formula="of:=AGE_GROUP&amp;&quot;_CL_G1_P2&quot;" office:value-type="string" office:string-value="U11_CL_G1_P2" calcext:value-type="string">
            <text:p>U11_CL_G1_P2</text:p>
          </table:table-cell>
          <table:table-cell/>
          <table:table-cell table:formula="of:=&quot;{&quot;&quot;__v&quot;&quot;:0,&quot;&quot;index&quot;&quot;:&quot; &amp; [.B51] &amp; &quot;,&quot;&quot;pitch&quot;&quot;:&quot;&quot;&quot; &amp; [.K51] &amp; &quot;&quot;&quot;,&quot;&quot;competition&quot;&quot;:{&quot;&quot;name&quot;&quot;:&quot;&quot;&quot; &amp; AGE_GROUP &amp; &quot;&quot;&quot;, &quot;&quot;section&quot;&quot;:&quot;&quot;&quot; &amp; [.F51] &amp; &quot;&quot;&quot;, &quot;&quot;group&quot;&quot;:&quot;&quot;&quot; &amp; [.C51] &amp;&quot;&quot;&quot;},&quot;&quot;tag&quot;&quot;:&quot;&quot;&quot; &amp; [.A51] &amp; &quot;&quot;&quot;, &quot;&quot;homeTeam&quot;&quot;:&quot;&quot;&quot; &amp; [.G51] &amp; &quot;&quot;&quot;, &quot;&quot;awayTeam&quot;&quot;:&quot;&quot;&quot; &amp; [.H51] &amp; &quot;&quot;&quot;, &quot;&quot;homeTeamFrom&quot;&quot;:&quot;&quot;&quot; &amp; [.I51] &amp; &quot;&quot;&quot;, &quot;&quot;awayTeamFrom&quot;&quot;:&quot;&quot;&quot; &amp; [.J51] &amp; &quot;&quot;&quot;}&quot;" office:value-type="string" office:string-value="{&quot;__v&quot;:0,&quot;index&quot;:50,&quot;pitch&quot;:&quot;&quot;,&quot;competition&quot;:{&quot;name&quot;:&quot;U11&quot;, &quot;section&quot;:&quot;Champions League&quot;, &quot;group&quot;:&quot;&quot;},&quot;tag&quot;:&quot;SF2&quot;, &quot;homeTeam&quot;:&quot;Winner Group 2&quot;, &quot;awayTeam&quot;:&quot;2nd Group 1&quot;, &quot;homeTeamFrom&quot;:&quot;U11_CL_G2_P1&quot;, &quot;awayTeamFrom&quot;:&quot;U11_CL_G1_P2&quot;}" calcext:value-type="string">
            <text:p>{"__v":0,"index":50,"pitch":"","competition":{"name":"U11", "section":"Champions League", "group":""},"tag":"SF2", "homeTeam":"Winner Group 2", "awayTeam":"2nd Group 1", "homeTeamFrom":"U11_CL_G2_P1", "awayTeamFrom":"U11_CL_G1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Champions League</text:p>
          </table:table-cell>
          <table:table-cell table:style-name="ce14" office:value-type="string" calcext:value-type="string">
            <text:p>Winner SF1</text:p>
          </table:table-cell>
          <table:table-cell table:style-name="ce14" office:value-type="string" calcext:value-type="string">
            <text:p>Winner SF2</text:p>
          </table:table-cell>
          <table:table-cell table:style-name="ce14" table:formula="of:=AGE_GROUP&amp;&quot;_CL_SF1&quot;" office:value-type="string" office:string-value="U11_CL_SF1" calcext:value-type="string">
            <text:p>U11_CL_SF1</text:p>
          </table:table-cell>
          <table:table-cell table:style-name="ce14" table:formula="of:=AGE_GROUP&amp;&quot;_CL_SF1&quot;" office:value-type="string" office:string-value="U11_CL_SF1" calcext:value-type="string">
            <text:p>U11_CL_SF1</text:p>
          </table:table-cell>
          <table:table-cell/>
          <table:table-cell table:formula="of:=&quot;{&quot;&quot;__v&quot;&quot;:0,&quot;&quot;index&quot;&quot;:&quot; &amp; [.B52] &amp; &quot;,&quot;&quot;pitch&quot;&quot;:&quot;&quot;&quot; &amp; [.K52] &amp; &quot;&quot;&quot;,&quot;&quot;competition&quot;&quot;:{&quot;&quot;name&quot;&quot;:&quot;&quot;&quot; &amp; AGE_GROUP &amp; &quot;&quot;&quot;, &quot;&quot;section&quot;&quot;:&quot;&quot;&quot; &amp; [.F52] &amp; &quot;&quot;&quot;, &quot;&quot;group&quot;&quot;:&quot;&quot;&quot; &amp; [.C52] &amp;&quot;&quot;&quot;},&quot;&quot;tag&quot;&quot;:&quot;&quot;&quot; &amp; [.A52] &amp; &quot;&quot;&quot;, &quot;&quot;homeTeam&quot;&quot;:&quot;&quot;&quot; &amp; [.G52] &amp; &quot;&quot;&quot;, &quot;&quot;awayTeam&quot;&quot;:&quot;&quot;&quot; &amp; [.H52] &amp; &quot;&quot;&quot;, &quot;&quot;homeTeamFrom&quot;&quot;:&quot;&quot;&quot; &amp; [.I52] &amp; &quot;&quot;&quot;, &quot;&quot;awayTeamFrom&quot;&quot;:&quot;&quot;&quot; &amp; [.J52] &amp; &quot;&quot;&quot;}&quot;" office:value-type="string" office:string-value="{&quot;__v&quot;:0,&quot;index&quot;:51,&quot;pitch&quot;:&quot;&quot;,&quot;competition&quot;:{&quot;name&quot;:&quot;U11&quot;, &quot;section&quot;:&quot;Champions League&quot;, &quot;group&quot;:&quot;&quot;},&quot;tag&quot;:&quot;FIN&quot;, &quot;homeTeam&quot;:&quot;Winner SF1&quot;, &quot;awayTeam&quot;:&quot;Winner SF2&quot;, &quot;homeTeamFrom&quot;:&quot;U11_CL_SF1&quot;, &quot;awayTeamFrom&quot;:&quot;U11_CL_SF1&quot;}" calcext:value-type="string">
            <text:p>{"__v":0,"index":51,"pitch":"","competition":{"name":"U11", "section":"Champions League", "group":""},"tag":"FIN", "homeTeam":"Winner SF1", "awayTeam":"Winner SF2", "homeTeamFrom":"U11_CL_SF1", "awayTeamFrom":"U11_CL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" table:number-columns-repeated="2"/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2nd Group 2</text:p>
          </table:table-cell>
          <table:table-cell table:style-name="ce14" table:formula="of:=AGE_GROUP&amp;&quot;_EL_G1_P1&quot;" office:value-type="string" office:string-value="U11_EL_G1_P1" calcext:value-type="string">
            <text:p>U11_EL_G1_P1</text:p>
          </table:table-cell>
          <table:table-cell table:style-name="ce14" table:formula="of:=AGE_GROUP&amp;&quot;_EL_G2_P2&quot;" office:value-type="string" office:string-value="U11_EL_G2_P2" calcext:value-type="string">
            <text:p>U11_EL_G2_P2</text:p>
          </table:table-cell>
          <table:table-cell/>
          <table:table-cell table:formula="of:=&quot;{&quot;&quot;__v&quot;&quot;:0,&quot;&quot;index&quot;&quot;:&quot; &amp; [.B53] &amp; &quot;,&quot;&quot;pitch&quot;&quot;:&quot;&quot;&quot; &amp; [.K53] &amp; &quot;&quot;&quot;,&quot;&quot;competition&quot;&quot;:{&quot;&quot;name&quot;&quot;:&quot;&quot;&quot; &amp; AGE_GROUP &amp; &quot;&quot;&quot;, &quot;&quot;section&quot;&quot;:&quot;&quot;&quot; &amp; [.F53] &amp; &quot;&quot;&quot;, &quot;&quot;group&quot;&quot;:&quot;&quot;&quot; &amp; [.C53] &amp;&quot;&quot;&quot;},&quot;&quot;tag&quot;&quot;:&quot;&quot;&quot; &amp; [.A53] &amp; &quot;&quot;&quot;, &quot;&quot;homeTeam&quot;&quot;:&quot;&quot;&quot; &amp; [.G53] &amp; &quot;&quot;&quot;, &quot;&quot;awayTeam&quot;&quot;:&quot;&quot;&quot; &amp; [.H53] &amp; &quot;&quot;&quot;, &quot;&quot;homeTeamFrom&quot;&quot;:&quot;&quot;&quot; &amp; [.I53] &amp; &quot;&quot;&quot;, &quot;&quot;awayTeamFrom&quot;&quot;:&quot;&quot;&quot; &amp; [.J53] &amp; &quot;&quot;&quot;}&quot;" office:value-type="string" office:string-value="{&quot;__v&quot;:0,&quot;index&quot;:52,&quot;pitch&quot;:&quot;&quot;,&quot;competition&quot;:{&quot;name&quot;:&quot;U11&quot;, &quot;section&quot;:&quot;Europa League&quot;, &quot;group&quot;:&quot;&quot;},&quot;tag&quot;:&quot;SF1&quot;, &quot;homeTeam&quot;:&quot;Winner Group 1&quot;, &quot;awayTeam&quot;:&quot;2nd Group 2&quot;, &quot;homeTeamFrom&quot;:&quot;U11_EL_G1_P1&quot;, &quot;awayTeamFrom&quot;:&quot;U11_EL_G2_P2&quot;}" calcext:value-type="string">
            <text:p>{"__v":0,"index":52,"pitch":"","competition":{"name":"U11", "section":"Europa League", "group":""},"tag":"SF1", "homeTeam":"Winner Group 1", "awayTeam":"2nd Group 2", "homeTeamFrom":"U11_EL_G1_P1", "awayTeamFrom":"U11_EL_G2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4" table:number-columns-repeated="2"/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2nd Group 1</text:p>
          </table:table-cell>
          <table:table-cell table:style-name="ce14" table:formula="of:=AGE_GROUP&amp;&quot;_EL_G2_P1&quot;" office:value-type="string" office:string-value="U11_EL_G2_P1" calcext:value-type="string">
            <text:p>U11_EL_G2_P1</text:p>
          </table:table-cell>
          <table:table-cell table:style-name="ce14" table:formula="of:=AGE_GROUP&amp;&quot;_EL_G1_P2&quot;" office:value-type="string" office:string-value="U11_EL_G1_P2" calcext:value-type="string">
            <text:p>U11_EL_G1_P2</text:p>
          </table:table-cell>
          <table:table-cell/>
          <table:table-cell table:formula="of:=&quot;{&quot;&quot;__v&quot;&quot;:0,&quot;&quot;index&quot;&quot;:&quot; &amp; [.B54] &amp; &quot;,&quot;&quot;pitch&quot;&quot;:&quot;&quot;&quot; &amp; [.K54] &amp; &quot;&quot;&quot;,&quot;&quot;competition&quot;&quot;:{&quot;&quot;name&quot;&quot;:&quot;&quot;&quot; &amp; AGE_GROUP &amp; &quot;&quot;&quot;, &quot;&quot;section&quot;&quot;:&quot;&quot;&quot; &amp; [.F54] &amp; &quot;&quot;&quot;, &quot;&quot;group&quot;&quot;:&quot;&quot;&quot; &amp; [.C54] &amp;&quot;&quot;&quot;},&quot;&quot;tag&quot;&quot;:&quot;&quot;&quot; &amp; [.A54] &amp; &quot;&quot;&quot;, &quot;&quot;homeTeam&quot;&quot;:&quot;&quot;&quot; &amp; [.G54] &amp; &quot;&quot;&quot;, &quot;&quot;awayTeam&quot;&quot;:&quot;&quot;&quot; &amp; [.H54] &amp; &quot;&quot;&quot;, &quot;&quot;homeTeamFrom&quot;&quot;:&quot;&quot;&quot; &amp; [.I54] &amp; &quot;&quot;&quot;, &quot;&quot;awayTeamFrom&quot;&quot;:&quot;&quot;&quot; &amp; [.J54] &amp; &quot;&quot;&quot;}&quot;" office:value-type="string" office:string-value="{&quot;__v&quot;:0,&quot;index&quot;:53,&quot;pitch&quot;:&quot;&quot;,&quot;competition&quot;:{&quot;name&quot;:&quot;U11&quot;, &quot;section&quot;:&quot;Europa League&quot;, &quot;group&quot;:&quot;&quot;},&quot;tag&quot;:&quot;SF2&quot;, &quot;homeTeam&quot;:&quot;Winner Group 2&quot;, &quot;awayTeam&quot;:&quot;2nd Group 1&quot;, &quot;homeTeamFrom&quot;:&quot;U11_EL_G2_P1&quot;, &quot;awayTeamFrom&quot;:&quot;U11_EL_G1_P2&quot;}" calcext:value-type="string">
            <text:p>{"__v":0,"index":53,"pitch":"","competition":{"name":"U11", "section":"Europa League", "group":""},"tag":"SF2", "homeTeam":"Winner Group 2", "awayTeam":"2nd Group 1", "homeTeamFrom":"U11_EL_G2_P1", "awayTeamFrom":"U11_EL_G1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4" table:number-columns-repeated="2"/>
          <table:table-cell table:style-name="ce15" office:value-type="string" calcext:value-type="string">
            <text:p>Europa League</text:p>
          </table:table-cell>
          <table:table-cell table:style-name="ce14" office:value-type="string" calcext:value-type="string">
            <text:p>Winner SF1</text:p>
          </table:table-cell>
          <table:table-cell table:style-name="ce14" office:value-type="string" calcext:value-type="string">
            <text:p>Winner SF2</text:p>
          </table:table-cell>
          <table:table-cell table:style-name="ce14" table:formula="of:=AGE_GROUP&amp;&quot;_EL_SF1&quot;" office:value-type="string" office:string-value="U11_EL_SF1" calcext:value-type="string">
            <text:p>U11_EL_SF1</text:p>
          </table:table-cell>
          <table:table-cell table:style-name="ce14" table:formula="of:=AGE_GROUP&amp;&quot;_EL_SF1&quot;" office:value-type="string" office:string-value="U11_EL_SF1" calcext:value-type="string">
            <text:p>U11_EL_SF1</text:p>
          </table:table-cell>
          <table:table-cell/>
          <table:table-cell table:formula="of:=&quot;{&quot;&quot;__v&quot;&quot;:0,&quot;&quot;index&quot;&quot;:&quot; &amp; [.B55] &amp; &quot;,&quot;&quot;pitch&quot;&quot;:&quot;&quot;&quot; &amp; [.K55] &amp; &quot;&quot;&quot;,&quot;&quot;competition&quot;&quot;:{&quot;&quot;name&quot;&quot;:&quot;&quot;&quot; &amp; AGE_GROUP &amp; &quot;&quot;&quot;, &quot;&quot;section&quot;&quot;:&quot;&quot;&quot; &amp; [.F55] &amp; &quot;&quot;&quot;, &quot;&quot;group&quot;&quot;:&quot;&quot;&quot; &amp; [.C55] &amp;&quot;&quot;&quot;},&quot;&quot;tag&quot;&quot;:&quot;&quot;&quot; &amp; [.A55] &amp; &quot;&quot;&quot;, &quot;&quot;homeTeam&quot;&quot;:&quot;&quot;&quot; &amp; [.G55] &amp; &quot;&quot;&quot;, &quot;&quot;awayTeam&quot;&quot;:&quot;&quot;&quot; &amp; [.H55] &amp; &quot;&quot;&quot;, &quot;&quot;homeTeamFrom&quot;&quot;:&quot;&quot;&quot; &amp; [.I55] &amp; &quot;&quot;&quot;, &quot;&quot;awayTeamFrom&quot;&quot;:&quot;&quot;&quot; &amp; [.J55] &amp; &quot;&quot;&quot;}&quot;" office:value-type="string" office:string-value="{&quot;__v&quot;:0,&quot;index&quot;:54,&quot;pitch&quot;:&quot;&quot;,&quot;competition&quot;:{&quot;name&quot;:&quot;U11&quot;, &quot;section&quot;:&quot;Europa League&quot;, &quot;group&quot;:&quot;&quot;},&quot;tag&quot;:&quot;FIN&quot;, &quot;homeTeam&quot;:&quot;Winner SF1&quot;, &quot;awayTeam&quot;:&quot;Winner SF2&quot;, &quot;homeTeamFrom&quot;:&quot;U11_EL_SF1&quot;, &quot;awayTeamFrom&quot;:&quot;U11_EL_SF1&quot;}" calcext:value-type="string">
            <text:p>{"__v":0,"index":54,"pitch":"","competition":{"name":"U11", "section":"Europa League", "group":""},"tag":"FIN", "homeTeam":"Winner SF1", "awayTeam":"Winner SF2", "homeTeamFrom":"U11_EL_SF1", "awayTeamFrom":"U11_EL_SF1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_GROUP" table:base-cell-address="$'TEAM NAMES'.$B$2" table:cell-range-address="$'TEAM NAMES'.$B$2"/>
        <table:named-range table:name="SECTION" table:base-cell-address="$'TEAM NAMES'.$B$2" table:cell-range-address="$'TEAM NAMES'.$B$3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01:05:46.806486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5-10-01T21:44:35.254349729</dc:date>
    <meta:generator>LibreOffice/4.4.3.2$Linux_X86_64 LibreOffice_project/40m0$Build-2</meta:generator>
    <meta:editing-duration>P1DT6H50M42S</meta:editing-duration>
    <meta:editing-cycles>25</meta:editing-cycles>
    <meta:document-statistic meta:table-count="3" meta:cell-count="852" meta:object-count="0"/>
  </office:meta>
</office:document-meta>
</file>